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138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>
            <text:p>gua mun 2012 (del iee, 13ene2014)</text:p>
          </table:table-cell>
          <table:table-cell table:number-columns-repeated="21"/>
        </table:table-row>
        <table:table-row table:style-name="ro1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pan</text:p>
          </table:table-cell>
          <table:table-cell/>
          <table:table-cell office:value-type="string">
            <text:p>pri</text:p>
          </table:table-cell>
          <table:table-cell/>
          <table:table-cell office:value-type="string">
            <text:p>prd</text:p>
          </table:table-cell>
          <table:table-cell/>
          <table:table-cell office:value-type="string">
            <text:p>pt</text:p>
          </table:table-cell>
          <table:table-cell/>
          <table:table-cell office:value-type="string">
            <text:p>pvem</text:p>
          </table:table-cell>
          <table:table-cell/>
          <table:table-cell office:value-type="string">
            <text:p>mc</text:p>
          </table:table-cell>
          <table:table-cell/>
          <table:table-cell office:value-type="string">
            <text:p>pna</text:p>
          </table:table-cell>
          <table:table-cell/>
          <table:table-cell office:value-type="string">
            <text:p>pan-pna</text:p>
          </table:table-cell>
          <table:table-cell/>
          <table:table-cell office:value-type="string">
            <text:p>pri-pvem</text:p>
          </table:table-cell>
          <table:table-cell/>
          <table:table-cell office:value-type="string">
            <text:p>nr</text:p>
          </table:table-cell>
          <table:table-cell office:value-type="string">
            <text:p>nu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ASOLO</text:p>
          </table:table-cell>
          <table:table-cell office:value-type="float" office:value="20771">
            <text:p>20771</text:p>
          </table:table-cell>
          <table:table-cell table:formula="of:=+[.C2]" office:value-type="string" office:string-value="pan">
            <text:p>pan</text:p>
          </table:table-cell>
          <table:table-cell office:value-type="float" office:value="10237">
            <text:p>10237</text:p>
          </table:table-cell>
          <table:table-cell table:formula="of:=+[.E2]" office:value-type="string" office:string-value="pri">
            <text:p>pri</text:p>
          </table:table-cell>
          <table:table-cell office:value-type="float" office:value="1327">
            <text:p>1327</text:p>
          </table:table-cell>
          <table:table-cell table:formula="of:=+[.G2]" office:value-type="string" office:string-value="prd">
            <text:p>prd</text:p>
          </table:table-cell>
          <table:table-cell office:value-type="float" office:value="321">
            <text:p>321</text:p>
          </table:table-cell>
          <table:table-cell table:formula="of:=+[.I2]" office:value-type="string" office:string-value="pt">
            <text:p>pt</text:p>
          </table:table-cell>
          <table:table-cell office:value-type="float" office:value="2297">
            <text:p>2297</text:p>
          </table:table-cell>
          <table:table-cell table:formula="of:=+[.K2]" office:value-type="string" office:string-value="pvem">
            <text:p>pvem</text:p>
          </table:table-cell>
          <table:table-cell office:value-type="float" office:value="168">
            <text:p>168</text:p>
          </table:table-cell>
          <table:table-cell table:formula="of:=+[.M2]" office:value-type="string" office:string-value="mc">
            <text:p>mc</text:p>
          </table:table-cell>
          <table:table-cell office:value-type="float" office:value="755">
            <text:p>755</text:p>
          </table:table-cell>
          <table:table-cell table:formula="of:=+[.O2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Q2]" office:value-type="string" office:string-value="pan-pna">
            <text:p>pan-pna</text:p>
          </table:table-cell>
          <table:table-cell office:value-type="float" office:value="1412">
            <text:p>1412</text:p>
          </table:table-cell>
          <table:table-cell table:formula="of:=+[.S2]" office:value-type="string" office:string-value="pri-pvem">
            <text:p>pri-pvem</text:p>
          </table:table-cell>
          <table:table-cell office:value-type="float" office:value="9">
            <text:p>9</text:p>
          </table:table-cell>
          <table:table-cell office:value-type="float" office:value="1611">
            <text:p>16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ÁMBARO</text:p>
          </table:table-cell>
          <table:table-cell office:value-type="float" office:value="18466">
            <text:p>18466</text:p>
          </table:table-cell>
          <table:table-cell table:formula="of:=+[.D3]" office:value-type="string" office:string-value="pan">
            <text:p>pan</text:p>
          </table:table-cell>
          <table:table-cell office:value-type="float" office:value="9866">
            <text:p>9866</text:p>
          </table:table-cell>
          <table:table-cell table:formula="of:=+[.F3]" office:value-type="string" office:string-value="pri">
            <text:p>pri</text:p>
          </table:table-cell>
          <table:table-cell office:value-type="float" office:value="11425">
            <text:p>11425</text:p>
          </table:table-cell>
          <table:table-cell table:formula="of:=+[.H3]" office:value-type="string" office:string-value="prd">
            <text:p>prd</text:p>
          </table:table-cell>
          <table:table-cell office:value-type="float" office:value="881">
            <text:p>881</text:p>
          </table:table-cell>
          <table:table-cell table:formula="of:=+[.J3]" office:value-type="string" office:string-value="pt">
            <text:p>pt</text:p>
          </table:table-cell>
          <table:table-cell office:value-type="float" office:value="1078">
            <text:p>1078</text:p>
          </table:table-cell>
          <table:table-cell table:formula="of:=+[.L3]" office:value-type="string" office:string-value="pvem">
            <text:p>pvem</text:p>
          </table:table-cell>
          <table:table-cell office:value-type="float" office:value="609">
            <text:p>609</text:p>
          </table:table-cell>
          <table:table-cell table:formula="of:=+[.N3]" office:value-type="string" office:string-value="mc">
            <text:p>mc</text:p>
          </table:table-cell>
          <table:table-cell office:value-type="float" office:value="630">
            <text:p>630</text:p>
          </table:table-cell>
          <table:table-cell table:formula="of:=+[.P3]" office:value-type="string" office:string-value="pna">
            <text:p>pna</text:p>
          </table:table-cell>
          <table:table-cell office:value-type="float" office:value="467">
            <text:p>467</text:p>
          </table:table-cell>
          <table:table-cell table:formula="of:=+[.R3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3]" office:value-type="string" office:string-value="pri-pvem">
            <text:p>pri-pvem</text:p>
          </table:table-cell>
          <table:table-cell office:value-type="float" office:value="27">
            <text:p>27</text:p>
          </table:table-cell>
          <table:table-cell office:value-type="float" office:value="3544">
            <text:p>354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AN MIGUEL DE ALLENDE</text:p>
          </table:table-cell>
          <table:table-cell office:value-type="float" office:value="22324">
            <text:p>22324</text:p>
          </table:table-cell>
          <table:table-cell table:formula="of:=+[.D4]" office:value-type="string" office:string-value="pan">
            <text:p>pan</text:p>
          </table:table-cell>
          <table:table-cell office:value-type="float" office:value="24130">
            <text:p>24130</text:p>
          </table:table-cell>
          <table:table-cell table:formula="of:=+[.F4]" office:value-type="string" office:string-value="pri">
            <text:p>pri</text:p>
          </table:table-cell>
          <table:table-cell office:value-type="float" office:value="2651">
            <text:p>2651</text:p>
          </table:table-cell>
          <table:table-cell table:formula="of:=+[.H4]" office:value-type="string" office:string-value="prd">
            <text:p>prd</text:p>
          </table:table-cell>
          <table:table-cell office:value-type="float" office:value="1435">
            <text:p>1435</text:p>
          </table:table-cell>
          <table:table-cell table:formula="of:=+[.J4]" office:value-type="string" office:string-value="pt">
            <text:p>pt</text:p>
          </table:table-cell>
          <table:table-cell office:value-type="float" office:value="2215">
            <text:p>2215</text:p>
          </table:table-cell>
          <table:table-cell table:formula="of:=+[.L4]" office:value-type="string" office:string-value="pvem">
            <text:p>pvem</text:p>
          </table:table-cell>
          <table:table-cell office:value-type="float" office:value="706">
            <text:p>706</text:p>
          </table:table-cell>
          <table:table-cell table:formula="of:=+[.N4]" office:value-type="string" office:string-value="mc">
            <text:p>mc</text:p>
          </table:table-cell>
          <table:table-cell office:value-type="float" office:value="846">
            <text:p>846</text:p>
          </table:table-cell>
          <table:table-cell table:formula="of:=+[.P4]" office:value-type="string" office:string-value="pna">
            <text:p>pna</text:p>
          </table:table-cell>
          <table:table-cell office:value-type="float" office:value="1073">
            <text:p>1073</text:p>
          </table:table-cell>
          <table:table-cell table:formula="of:=+[.R4]" office:value-type="string" office:string-value="pan-pna">
            <text:p>pan-pna</text:p>
          </table:table-cell>
          <table:table-cell office:value-type="float" office:value="2978">
            <text:p>2978</text:p>
          </table:table-cell>
          <table:table-cell table:formula="of:=+[.T4]" office:value-type="string" office:string-value="pri-pvem">
            <text:p>pri-pvem</text:p>
          </table:table-cell>
          <table:table-cell office:value-type="float" office:value="63">
            <text:p>63</text:p>
          </table:table-cell>
          <table:table-cell office:value-type="float" office:value="2997">
            <text:p>299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ASEO EL ALTO</text:p>
          </table:table-cell>
          <table:table-cell office:value-type="float" office:value="6321">
            <text:p>6321</text:p>
          </table:table-cell>
          <table:table-cell table:formula="of:=+[.D5]" office:value-type="string" office:string-value="pan">
            <text:p>pan</text:p>
          </table:table-cell>
          <table:table-cell office:value-type="float" office:value="5951">
            <text:p>5951</text:p>
          </table:table-cell>
          <table:table-cell table:formula="of:=+[.F5]" office:value-type="string" office:string-value="pri">
            <text:p>pri</text:p>
          </table:table-cell>
          <table:table-cell office:value-type="float" office:value="1723">
            <text:p>1723</text:p>
          </table:table-cell>
          <table:table-cell table:formula="of:=+[.H5]" office:value-type="string" office:string-value="prd">
            <text:p>prd</text:p>
          </table:table-cell>
          <table:table-cell office:value-type="float" office:value="417">
            <text:p>417</text:p>
          </table:table-cell>
          <table:table-cell table:formula="of:=+[.J5]" office:value-type="string" office:string-value="pt">
            <text:p>pt</text:p>
          </table:table-cell>
          <table:table-cell office:value-type="float" office:value="284">
            <text:p>284</text:p>
          </table:table-cell>
          <table:table-cell table:formula="of:=+[.L5]" office:value-type="string" office:string-value="pvem">
            <text:p>pvem</text:p>
          </table:table-cell>
          <table:table-cell office:value-type="float" office:value="10139">
            <text:p>10139</text:p>
          </table:table-cell>
          <table:table-cell table:formula="of:=+[.N5]" office:value-type="string" office:string-value="mc">
            <text:p>mc</text:p>
          </table:table-cell>
          <table:table-cell office:value-type="float" office:value="224">
            <text:p>224</text:p>
          </table:table-cell>
          <table:table-cell table:formula="of:=+[.P5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5]" office:value-type="string" office:string-value="pan-pna">
            <text:p>pan-pna</text:p>
          </table:table-cell>
          <table:table-cell office:value-type="float" office:value="737">
            <text:p>737</text:p>
          </table:table-cell>
          <table:table-cell table:formula="of:=+[.T5]" office:value-type="string" office:string-value="pri-pvem">
            <text:p>pri-pvem</text:p>
          </table:table-cell>
          <table:table-cell office:value-type="float" office:value="36">
            <text:p>36</text:p>
          </table:table-cell>
          <table:table-cell office:value-type="float" office:value="1442">
            <text:p>144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ASEO EL GRANDE</text:p>
          </table:table-cell>
          <table:table-cell office:value-type="float" office:value="10082">
            <text:p>10082</text:p>
          </table:table-cell>
          <table:table-cell table:formula="of:=+[.D6]" office:value-type="string" office:string-value="pan">
            <text:p>pan</text:p>
          </table:table-cell>
          <table:table-cell office:value-type="float" office:value="10669">
            <text:p>10669</text:p>
          </table:table-cell>
          <table:table-cell table:formula="of:=+[.F6]" office:value-type="string" office:string-value="pri">
            <text:p>pri</text:p>
          </table:table-cell>
          <table:table-cell office:value-type="float" office:value="3973">
            <text:p>3973</text:p>
          </table:table-cell>
          <table:table-cell table:formula="of:=+[.H6]" office:value-type="string" office:string-value="prd">
            <text:p>prd</text:p>
          </table:table-cell>
          <table:table-cell office:value-type="float" office:value="543">
            <text:p>543</text:p>
          </table:table-cell>
          <table:table-cell table:formula="of:=+[.J6]" office:value-type="string" office:string-value="pt">
            <text:p>pt</text:p>
          </table:table-cell>
          <table:table-cell office:value-type="float" office:value="3669">
            <text:p>3669</text:p>
          </table:table-cell>
          <table:table-cell table:formula="of:=+[.L6]" office:value-type="string" office:string-value="pvem">
            <text:p>pvem</text:p>
          </table:table-cell>
          <table:table-cell office:value-type="float" office:value="226">
            <text:p>226</text:p>
          </table:table-cell>
          <table:table-cell table:formula="of:=+[.N6]" office:value-type="string" office:string-value="mc">
            <text:p>mc</text:p>
          </table:table-cell>
          <table:table-cell office:value-type="float" office:value="636">
            <text:p>636</text:p>
          </table:table-cell>
          <table:table-cell table:formula="of:=+[.P6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6]" office:value-type="string" office:string-value="pan-pna">
            <text:p>pan-pna</text:p>
          </table:table-cell>
          <table:table-cell office:value-type="float" office:value="2694">
            <text:p>2694</text:p>
          </table:table-cell>
          <table:table-cell table:formula="of:=+[.T6]" office:value-type="string" office:string-value="pri-pvem">
            <text:p>pri-pvem</text:p>
          </table:table-cell>
          <table:table-cell office:value-type="float" office:value="20">
            <text:p>20</text:p>
          </table:table-cell>
          <table:table-cell office:value-type="float" office:value="1490">
            <text:p>149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TARJEA</text:p>
          </table:table-cell>
          <table:table-cell office:value-type="float" office:value="1345">
            <text:p>1345</text:p>
          </table:table-cell>
          <table:table-cell table:formula="of:=+[.D7]" office:value-type="string" office:string-value="pan">
            <text:p>pan</text:p>
          </table:table-cell>
          <table:table-cell office:value-type="float" office:value="1215">
            <text:p>1215</text:p>
          </table:table-cell>
          <table:table-cell table:formula="of:=+[.F7]" office:value-type="string" office:string-value="pri">
            <text:p>pri</text:p>
          </table:table-cell>
          <table:table-cell office:value-type="float" office:value="13">
            <text:p>13</text:p>
          </table:table-cell>
          <table:table-cell table:formula="of:=+[.H7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7]" office:value-type="string" office:string-value="pt">
            <text:p>pt</text:p>
          </table:table-cell>
          <table:table-cell office:value-type="float" office:value="650">
            <text:p>650</text:p>
          </table:table-cell>
          <table:table-cell table:formula="of:=+[.L7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7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7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7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7]" office:value-type="string" office:string-value="pri-pvem">
            <text:p>pri-pvem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ELAYA</text:p>
          </table:table-cell>
          <table:table-cell office:value-type="float" office:value="85976">
            <text:p>85976</text:p>
          </table:table-cell>
          <table:table-cell table:formula="of:=+[.D8]" office:value-type="string" office:string-value="pan">
            <text:p>pan</text:p>
          </table:table-cell>
          <table:table-cell office:value-type="float" office:value="60807">
            <text:p>60807</text:p>
          </table:table-cell>
          <table:table-cell table:formula="of:=+[.F8]" office:value-type="string" office:string-value="pri">
            <text:p>pri</text:p>
          </table:table-cell>
          <table:table-cell office:value-type="float" office:value="12809">
            <text:p>12809</text:p>
          </table:table-cell>
          <table:table-cell table:formula="of:=+[.H8]" office:value-type="string" office:string-value="prd">
            <text:p>prd</text:p>
          </table:table-cell>
          <table:table-cell office:value-type="float" office:value="3874">
            <text:p>3874</text:p>
          </table:table-cell>
          <table:table-cell table:formula="of:=+[.J8]" office:value-type="string" office:string-value="pt">
            <text:p>pt</text:p>
          </table:table-cell>
          <table:table-cell office:value-type="float" office:value="5716">
            <text:p>5716</text:p>
          </table:table-cell>
          <table:table-cell table:formula="of:=+[.L8]" office:value-type="string" office:string-value="pvem">
            <text:p>pvem</text:p>
          </table:table-cell>
          <table:table-cell office:value-type="float" office:value="2491">
            <text:p>2491</text:p>
          </table:table-cell>
          <table:table-cell table:formula="of:=+[.N8]" office:value-type="string" office:string-value="mc">
            <text:p>mc</text:p>
          </table:table-cell>
          <table:table-cell office:value-type="float" office:value="3820">
            <text:p>3820</text:p>
          </table:table-cell>
          <table:table-cell table:formula="of:=+[.P8]" office:value-type="string" office:string-value="pna">
            <text:p>pna</text:p>
          </table:table-cell>
          <table:table-cell office:value-type="float" office:value="2472">
            <text:p>2472</text:p>
          </table:table-cell>
          <table:table-cell table:formula="of:=+[.R8]" office:value-type="string" office:string-value="pan-pna">
            <text:p>pan-pna</text:p>
          </table:table-cell>
          <table:table-cell office:value-type="float" office:value="8486">
            <text:p>8486</text:p>
          </table:table-cell>
          <table:table-cell table:formula="of:=+[.T8]" office:value-type="string" office:string-value="pri-pvem">
            <text:p>pri-pvem</text:p>
          </table:table-cell>
          <table:table-cell office:value-type="float" office:value="109">
            <text:p>109</text:p>
          </table:table-cell>
          <table:table-cell office:value-type="float" office:value="6901">
            <text:p>69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ANUEL DOBLADO</text:p>
          </table:table-cell>
          <table:table-cell office:value-type="float" office:value="4989">
            <text:p>4989</text:p>
          </table:table-cell>
          <table:table-cell table:formula="of:=+[.D9]" office:value-type="string" office:string-value="pan">
            <text:p>pan</text:p>
          </table:table-cell>
          <table:table-cell office:value-type="float" office:value="8620">
            <text:p>8620</text:p>
          </table:table-cell>
          <table:table-cell table:formula="of:=+[.F9]" office:value-type="string" office:string-value="pri">
            <text:p>pri</text:p>
          </table:table-cell>
          <table:table-cell office:value-type="float" office:value="537">
            <text:p>537</text:p>
          </table:table-cell>
          <table:table-cell table:formula="of:=+[.H9]" office:value-type="string" office:string-value="prd">
            <text:p>prd</text:p>
          </table:table-cell>
          <table:table-cell office:value-type="float" office:value="859">
            <text:p>859</text:p>
          </table:table-cell>
          <table:table-cell table:formula="of:=+[.J9]" office:value-type="string" office:string-value="pt">
            <text:p>pt</text:p>
          </table:table-cell>
          <table:table-cell office:value-type="float" office:value="146">
            <text:p>146</text:p>
          </table:table-cell>
          <table:table-cell table:formula="of:=+[.L9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9]" office:value-type="string" office:string-value="mc">
            <text:p>mc</text:p>
          </table:table-cell>
          <table:table-cell office:value-type="float" office:value="266">
            <text:p>266</text:p>
          </table:table-cell>
          <table:table-cell table:formula="of:=+[.P9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9]" office:value-type="string" office:string-value="pan-pna">
            <text:p>pan-pna</text:p>
          </table:table-cell>
          <table:table-cell office:value-type="float" office:value="1338">
            <text:p>1338</text:p>
          </table:table-cell>
          <table:table-cell table:formula="of:=+[.T9]" office:value-type="string" office:string-value="pri-pvem">
            <text:p>pri-pvem</text:p>
          </table:table-cell>
          <table:table-cell office:value-type="float" office:value="10">
            <text:p>10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OMONFORT</text:p>
          </table:table-cell>
          <table:table-cell office:value-type="float" office:value="16117">
            <text:p>16117</text:p>
          </table:table-cell>
          <table:table-cell table:formula="of:=+[.D10]" office:value-type="string" office:string-value="pan">
            <text:p>pan</text:p>
          </table:table-cell>
          <table:table-cell office:value-type="float" office:value="6801">
            <text:p>6801</text:p>
          </table:table-cell>
          <table:table-cell table:formula="of:=+[.F10]" office:value-type="string" office:string-value="pri">
            <text:p>pri</text:p>
          </table:table-cell>
          <table:table-cell office:value-type="float" office:value="2896">
            <text:p>2896</text:p>
          </table:table-cell>
          <table:table-cell table:formula="of:=+[.H10]" office:value-type="string" office:string-value="prd">
            <text:p>prd</text:p>
          </table:table-cell>
          <table:table-cell office:value-type="float" office:value="387">
            <text:p>387</text:p>
          </table:table-cell>
          <table:table-cell table:formula="of:=+[.J10]" office:value-type="string" office:string-value="pt">
            <text:p>pt</text:p>
          </table:table-cell>
          <table:table-cell office:value-type="float" office:value="368">
            <text:p>368</text:p>
          </table:table-cell>
          <table:table-cell table:formula="of:=+[.L10]" office:value-type="string" office:string-value="pvem">
            <text:p>pvem</text:p>
          </table:table-cell>
          <table:table-cell office:value-type="float" office:value="576">
            <text:p>576</text:p>
          </table:table-cell>
          <table:table-cell table:formula="of:=+[.N10]" office:value-type="string" office:string-value="mc">
            <text:p>mc</text:p>
          </table:table-cell>
          <table:table-cell office:value-type="float" office:value="623">
            <text:p>623</text:p>
          </table:table-cell>
          <table:table-cell table:formula="of:=+[.P10]" office:value-type="string" office:string-value="pna">
            <text:p>pna</text:p>
          </table:table-cell>
          <table:table-cell office:value-type="float" office:value="786">
            <text:p>786</text:p>
          </table:table-cell>
          <table:table-cell table:formula="of:=+[.R10]" office:value-type="string" office:string-value="pan-pna">
            <text:p>pan-pna</text:p>
          </table:table-cell>
          <table:table-cell office:value-type="float" office:value="993">
            <text:p>993</text:p>
          </table:table-cell>
          <table:table-cell table:formula="of:=+[.T10]" office:value-type="string" office:string-value="pri-pvem">
            <text:p>pri-pvem</text:p>
          </table:table-cell>
          <table:table-cell office:value-type="float" office:value="25">
            <text:p>25</text:p>
          </table:table-cell>
          <table:table-cell office:value-type="float" office:value="1222">
            <text:p>12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RONEO</text:p>
          </table:table-cell>
          <table:table-cell office:value-type="float" office:value="2283">
            <text:p>2283</text:p>
          </table:table-cell>
          <table:table-cell table:formula="of:=+[.D11]" office:value-type="string" office:string-value="pan">
            <text:p>pan</text:p>
          </table:table-cell>
          <table:table-cell office:value-type="float" office:value="1153">
            <text:p>1153</text:p>
          </table:table-cell>
          <table:table-cell table:formula="of:=+[.F11]" office:value-type="string" office:string-value="pri">
            <text:p>pri</text:p>
          </table:table-cell>
          <table:table-cell office:value-type="float" office:value="1806">
            <text:p>1806</text:p>
          </table:table-cell>
          <table:table-cell table:formula="of:=+[.H11]" office:value-type="string" office:string-value="prd">
            <text:p>prd</text:p>
          </table:table-cell>
          <table:table-cell office:value-type="float" office:value="199">
            <text:p>199</text:p>
          </table:table-cell>
          <table:table-cell table:formula="of:=+[.J11]" office:value-type="string" office:string-value="pt">
            <text:p>pt</text:p>
          </table:table-cell>
          <table:table-cell office:value-type="float" office:value="115">
            <text:p>115</text:p>
          </table:table-cell>
          <table:table-cell table:formula="of:=+[.L11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11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11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11]" office:value-type="string" office:string-value="pan-pna">
            <text:p>pan-pna</text:p>
          </table:table-cell>
          <table:table-cell office:value-type="float" office:value="141">
            <text:p>141</text:p>
          </table:table-cell>
          <table:table-cell table:formula="of:=+[.T11]" office:value-type="string" office:string-value="pri-pvem">
            <text:p>pri-pvem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ORTAZAR</text:p>
          </table:table-cell>
          <table:table-cell office:value-type="float" office:value="15135">
            <text:p>15135</text:p>
          </table:table-cell>
          <table:table-cell table:formula="of:=+[.D12]" office:value-type="string" office:string-value="pan">
            <text:p>pan</text:p>
          </table:table-cell>
          <table:table-cell office:value-type="float" office:value="13583">
            <text:p>13583</text:p>
          </table:table-cell>
          <table:table-cell table:formula="of:=+[.F12]" office:value-type="string" office:string-value="pri">
            <text:p>pri</text:p>
          </table:table-cell>
          <table:table-cell office:value-type="float" office:value="3736">
            <text:p>3736</text:p>
          </table:table-cell>
          <table:table-cell table:formula="of:=+[.H12]" office:value-type="string" office:string-value="prd">
            <text:p>prd</text:p>
          </table:table-cell>
          <table:table-cell office:value-type="float" office:value="409">
            <text:p>409</text:p>
          </table:table-cell>
          <table:table-cell table:formula="of:=+[.J12]" office:value-type="string" office:string-value="pt">
            <text:p>pt</text:p>
          </table:table-cell>
          <table:table-cell office:value-type="float" office:value="1497">
            <text:p>1497</text:p>
          </table:table-cell>
          <table:table-cell table:formula="of:=+[.L12]" office:value-type="string" office:string-value="pvem">
            <text:p>pvem</text:p>
          </table:table-cell>
          <table:table-cell office:value-type="float" office:value="344">
            <text:p>344</text:p>
          </table:table-cell>
          <table:table-cell table:formula="of:=+[.N12]" office:value-type="string" office:string-value="mc">
            <text:p>mc</text:p>
          </table:table-cell>
          <table:table-cell office:value-type="float" office:value="1654">
            <text:p>1654</text:p>
          </table:table-cell>
          <table:table-cell table:formula="of:=+[.P12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12]" office:value-type="string" office:string-value="pan-pna">
            <text:p>pan-pna</text:p>
          </table:table-cell>
          <table:table-cell office:value-type="float" office:value="1682">
            <text:p>1682</text:p>
          </table:table-cell>
          <table:table-cell table:formula="of:=+[.T12]" office:value-type="string" office:string-value="pri-pvem">
            <text:p>pri-pvem</text:p>
          </table:table-cell>
          <table:table-cell office:value-type="float" office:value="21">
            <text:p>21</text:p>
          </table:table-cell>
          <table:table-cell office:value-type="float" office:value="1592">
            <text:p>159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UERÁMARO</text:p>
          </table:table-cell>
          <table:table-cell office:value-type="float" office:value="4555">
            <text:p>4555</text:p>
          </table:table-cell>
          <table:table-cell table:formula="of:=+[.D13]" office:value-type="string" office:string-value="pan">
            <text:p>pan</text:p>
          </table:table-cell>
          <table:table-cell office:value-type="float" office:value="1805">
            <text:p>1805</text:p>
          </table:table-cell>
          <table:table-cell table:formula="of:=+[.F13]" office:value-type="string" office:string-value="pri">
            <text:p>pri</text:p>
          </table:table-cell>
          <table:table-cell office:value-type="float" office:value="6080">
            <text:p>6080</text:p>
          </table:table-cell>
          <table:table-cell table:formula="of:=+[.H13]" office:value-type="string" office:string-value="prd">
            <text:p>prd</text:p>
          </table:table-cell>
          <table:table-cell office:value-type="float" office:value="177">
            <text:p>177</text:p>
          </table:table-cell>
          <table:table-cell table:formula="of:=+[.J13]" office:value-type="string" office:string-value="pt">
            <text:p>pt</text:p>
          </table:table-cell>
          <table:table-cell office:value-type="float" office:value="0">
            <text:p>0</text:p>
          </table:table-cell>
          <table:table-cell table:formula="of:=+[.L13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13]" office:value-type="string" office:string-value="mc">
            <text:p>mc</text:p>
          </table:table-cell>
          <table:table-cell office:value-type="float" office:value="36">
            <text:p>36</text:p>
          </table:table-cell>
          <table:table-cell table:formula="of:=+[.P13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13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13]" office:value-type="string" office:string-value="pri-pvem">
            <text:p>pri-pvem</text:p>
          </table:table-cell>
          <table:table-cell office:value-type="float" office:value="5">
            <text:p>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OCTOR MORA</text:p>
          </table:table-cell>
          <table:table-cell office:value-type="float" office:value="2952">
            <text:p>2952</text:p>
          </table:table-cell>
          <table:table-cell table:formula="of:=+[.D14]" office:value-type="string" office:string-value="pan">
            <text:p>pan</text:p>
          </table:table-cell>
          <table:table-cell office:value-type="float" office:value="2426">
            <text:p>2426</text:p>
          </table:table-cell>
          <table:table-cell table:formula="of:=+[.F14]" office:value-type="string" office:string-value="pri">
            <text:p>pri</text:p>
          </table:table-cell>
          <table:table-cell office:value-type="float" office:value="618">
            <text:p>618</text:p>
          </table:table-cell>
          <table:table-cell table:formula="of:=+[.H14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14]" office:value-type="string" office:string-value="pt">
            <text:p>pt</text:p>
          </table:table-cell>
          <table:table-cell office:value-type="float" office:value="361">
            <text:p>361</text:p>
          </table:table-cell>
          <table:table-cell table:formula="of:=+[.L14]" office:value-type="string" office:string-value="pvem">
            <text:p>pvem</text:p>
          </table:table-cell>
          <table:table-cell office:value-type="float" office:value="1503">
            <text:p>1503</text:p>
          </table:table-cell>
          <table:table-cell table:formula="of:=+[.N14]" office:value-type="string" office:string-value="mc">
            <text:p>mc</text:p>
          </table:table-cell>
          <table:table-cell office:value-type="float" office:value="1766">
            <text:p>1766</text:p>
          </table:table-cell>
          <table:table-cell table:formula="of:=+[.P14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14]" office:value-type="string" office:string-value="pan-pna">
            <text:p>pan-pna</text:p>
          </table:table-cell>
          <table:table-cell office:value-type="float" office:value="100">
            <text:p>100</text:p>
          </table:table-cell>
          <table:table-cell table:formula="of:=+[.T14]" office:value-type="string" office:string-value="pri-pvem">
            <text:p>pri-pvem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OLORES HIDALGO C.I.N.</text:p>
          </table:table-cell>
          <table:table-cell office:value-type="float" office:value="20004">
            <text:p>20004</text:p>
          </table:table-cell>
          <table:table-cell table:formula="of:=+[.D15]" office:value-type="string" office:string-value="pan">
            <text:p>pan</text:p>
          </table:table-cell>
          <table:table-cell office:value-type="float" office:value="27451">
            <text:p>27451</text:p>
          </table:table-cell>
          <table:table-cell table:formula="of:=+[.F15]" office:value-type="string" office:string-value="pri">
            <text:p>pri</text:p>
          </table:table-cell>
          <table:table-cell office:value-type="float" office:value="1592">
            <text:p>1592</text:p>
          </table:table-cell>
          <table:table-cell table:formula="of:=+[.H15]" office:value-type="string" office:string-value="prd">
            <text:p>prd</text:p>
          </table:table-cell>
          <table:table-cell office:value-type="float" office:value="1099">
            <text:p>1099</text:p>
          </table:table-cell>
          <table:table-cell table:formula="of:=+[.J15]" office:value-type="string" office:string-value="pt">
            <text:p>pt</text:p>
          </table:table-cell>
          <table:table-cell office:value-type="float" office:value="0">
            <text:p>0</text:p>
          </table:table-cell>
          <table:table-cell table:formula="of:=+[.L15]" office:value-type="string" office:string-value="pvem">
            <text:p>pvem</text:p>
          </table:table-cell>
          <table:table-cell office:value-type="float" office:value="634">
            <text:p>634</text:p>
          </table:table-cell>
          <table:table-cell table:formula="of:=+[.N15]" office:value-type="string" office:string-value="mc">
            <text:p>mc</text:p>
          </table:table-cell>
          <table:table-cell office:value-type="float" office:value="1094">
            <text:p>1094</text:p>
          </table:table-cell>
          <table:table-cell table:formula="of:=+[.P15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15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15]" office:value-type="string" office:string-value="pri-pvem">
            <text:p>pri-pvem</text:p>
          </table:table-cell>
          <table:table-cell office:value-type="float" office:value="37">
            <text:p>37</text:p>
          </table:table-cell>
          <table:table-cell office:value-type="float" office:value="4512">
            <text:p>45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UANAJUATO</text:p>
          </table:table-cell>
          <table:table-cell office:value-type="float" office:value="19374">
            <text:p>19374</text:p>
          </table:table-cell>
          <table:table-cell table:formula="of:=+[.D16]" office:value-type="string" office:string-value="pan">
            <text:p>pan</text:p>
          </table:table-cell>
          <table:table-cell office:value-type="float" office:value="21482">
            <text:p>21482</text:p>
          </table:table-cell>
          <table:table-cell table:formula="of:=+[.F16]" office:value-type="string" office:string-value="pri">
            <text:p>pri</text:p>
          </table:table-cell>
          <table:table-cell office:value-type="float" office:value="9196">
            <text:p>9196</text:p>
          </table:table-cell>
          <table:table-cell table:formula="of:=+[.H16]" office:value-type="string" office:string-value="prd">
            <text:p>prd</text:p>
          </table:table-cell>
          <table:table-cell office:value-type="float" office:value="1892">
            <text:p>1892</text:p>
          </table:table-cell>
          <table:table-cell table:formula="of:=+[.J16]" office:value-type="string" office:string-value="pt">
            <text:p>pt</text:p>
          </table:table-cell>
          <table:table-cell office:value-type="float" office:value="9476">
            <text:p>9476</text:p>
          </table:table-cell>
          <table:table-cell table:formula="of:=+[.L16]" office:value-type="string" office:string-value="pvem">
            <text:p>pvem</text:p>
          </table:table-cell>
          <table:table-cell office:value-type="float" office:value="785">
            <text:p>785</text:p>
          </table:table-cell>
          <table:table-cell table:formula="of:=+[.N16]" office:value-type="string" office:string-value="mc">
            <text:p>mc</text:p>
          </table:table-cell>
          <table:table-cell office:value-type="float" office:value="1002">
            <text:p>1002</text:p>
          </table:table-cell>
          <table:table-cell table:formula="of:=+[.P16]" office:value-type="string" office:string-value="pna">
            <text:p>pna</text:p>
          </table:table-cell>
          <table:table-cell office:value-type="float" office:value="452">
            <text:p>452</text:p>
          </table:table-cell>
          <table:table-cell table:formula="of:=+[.R16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16]" office:value-type="string" office:string-value="pri-pvem">
            <text:p>pri-pvem</text:p>
          </table:table-cell>
          <table:table-cell office:value-type="float" office:value="44">
            <text:p>44</text:p>
          </table:table-cell>
          <table:table-cell office:value-type="float" office:value="4156">
            <text:p>41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HUANÍMARO</text:p>
          </table:table-cell>
          <table:table-cell office:value-type="float" office:value="2360">
            <text:p>2360</text:p>
          </table:table-cell>
          <table:table-cell table:formula="of:=+[.D17]" office:value-type="string" office:string-value="pan">
            <text:p>pan</text:p>
          </table:table-cell>
          <table:table-cell office:value-type="float" office:value="2459">
            <text:p>2459</text:p>
          </table:table-cell>
          <table:table-cell table:formula="of:=+[.F17]" office:value-type="string" office:string-value="pri">
            <text:p>pri</text:p>
          </table:table-cell>
          <table:table-cell office:value-type="float" office:value="3086">
            <text:p>3086</text:p>
          </table:table-cell>
          <table:table-cell table:formula="of:=+[.H17]" office:value-type="string" office:string-value="prd">
            <text:p>prd</text:p>
          </table:table-cell>
          <table:table-cell office:value-type="float" office:value="802">
            <text:p>802</text:p>
          </table:table-cell>
          <table:table-cell table:formula="of:=+[.J17]" office:value-type="string" office:string-value="pt">
            <text:p>pt</text:p>
          </table:table-cell>
          <table:table-cell office:value-type="float" office:value="720">
            <text:p>720</text:p>
          </table:table-cell>
          <table:table-cell table:formula="of:=+[.L17]" office:value-type="string" office:string-value="pvem">
            <text:p>pvem</text:p>
          </table:table-cell>
          <table:table-cell office:value-type="float" office:value="65">
            <text:p>65</text:p>
          </table:table-cell>
          <table:table-cell table:formula="of:=+[.N17]" office:value-type="string" office:string-value="mc">
            <text:p>mc</text:p>
          </table:table-cell>
          <table:table-cell office:value-type="float" office:value="108">
            <text:p>108</text:p>
          </table:table-cell>
          <table:table-cell table:formula="of:=+[.P17]" office:value-type="string" office:string-value="pna">
            <text:p>pna</text:p>
          </table:table-cell>
          <table:table-cell office:value-type="float" office:value="46">
            <text:p>46</text:p>
          </table:table-cell>
          <table:table-cell table:formula="of:=+[.R17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17]" office:value-type="string" office:string-value="pri-pvem">
            <text:p>pri-pvem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RAPUATO</text:p>
          </table:table-cell>
          <table:table-cell office:value-type="float" office:value="89423">
            <text:p>89423</text:p>
          </table:table-cell>
          <table:table-cell table:formula="of:=+[.D18]" office:value-type="string" office:string-value="pan">
            <text:p>pan</text:p>
          </table:table-cell>
          <table:table-cell office:value-type="float" office:value="86435">
            <text:p>86435</text:p>
          </table:table-cell>
          <table:table-cell table:formula="of:=+[.F18]" office:value-type="string" office:string-value="pri">
            <text:p>pri</text:p>
          </table:table-cell>
          <table:table-cell office:value-type="float" office:value="6347">
            <text:p>6347</text:p>
          </table:table-cell>
          <table:table-cell table:formula="of:=+[.H18]" office:value-type="string" office:string-value="prd">
            <text:p>prd</text:p>
          </table:table-cell>
          <table:table-cell office:value-type="float" office:value="1829">
            <text:p>1829</text:p>
          </table:table-cell>
          <table:table-cell table:formula="of:=+[.J18]" office:value-type="string" office:string-value="pt">
            <text:p>pt</text:p>
          </table:table-cell>
          <table:table-cell office:value-type="float" office:value="3564">
            <text:p>3564</text:p>
          </table:table-cell>
          <table:table-cell table:formula="of:=+[.L18]" office:value-type="string" office:string-value="pvem">
            <text:p>pvem</text:p>
          </table:table-cell>
          <table:table-cell office:value-type="float" office:value="2286">
            <text:p>2286</text:p>
          </table:table-cell>
          <table:table-cell table:formula="of:=+[.N18]" office:value-type="string" office:string-value="mc">
            <text:p>mc</text:p>
          </table:table-cell>
          <table:table-cell office:value-type="float" office:value="2639">
            <text:p>2639</text:p>
          </table:table-cell>
          <table:table-cell table:formula="of:=+[.P18]" office:value-type="string" office:string-value="pna">
            <text:p>pna</text:p>
          </table:table-cell>
          <table:table-cell office:value-type="float" office:value="2014">
            <text:p>2014</text:p>
          </table:table-cell>
          <table:table-cell table:formula="of:=+[.R18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18]" office:value-type="string" office:string-value="pri-pvem">
            <text:p>pri-pvem</text:p>
          </table:table-cell>
          <table:table-cell office:value-type="float" office:value="120">
            <text:p>120</text:p>
          </table:table-cell>
          <table:table-cell office:value-type="float" office:value="14537">
            <text:p>1453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JARAL DEL PROGRESO</text:p>
          </table:table-cell>
          <table:table-cell office:value-type="float" office:value="6859">
            <text:p>6859</text:p>
          </table:table-cell>
          <table:table-cell table:formula="of:=+[.D19]" office:value-type="string" office:string-value="pan">
            <text:p>pan</text:p>
          </table:table-cell>
          <table:table-cell office:value-type="float" office:value="2075">
            <text:p>2075</text:p>
          </table:table-cell>
          <table:table-cell table:formula="of:=+[.F19]" office:value-type="string" office:string-value="pri">
            <text:p>pri</text:p>
          </table:table-cell>
          <table:table-cell office:value-type="float" office:value="559">
            <text:p>559</text:p>
          </table:table-cell>
          <table:table-cell table:formula="of:=+[.H19]" office:value-type="string" office:string-value="prd">
            <text:p>prd</text:p>
          </table:table-cell>
          <table:table-cell office:value-type="float" office:value="108">
            <text:p>108</text:p>
          </table:table-cell>
          <table:table-cell table:formula="of:=+[.J19]" office:value-type="string" office:string-value="pt">
            <text:p>pt</text:p>
          </table:table-cell>
          <table:table-cell office:value-type="float" office:value="5465">
            <text:p>5465</text:p>
          </table:table-cell>
          <table:table-cell table:formula="of:=+[.L19]" office:value-type="string" office:string-value="pvem">
            <text:p>pvem</text:p>
          </table:table-cell>
          <table:table-cell office:value-type="float" office:value="190">
            <text:p>190</text:p>
          </table:table-cell>
          <table:table-cell table:formula="of:=+[.N19]" office:value-type="string" office:string-value="mc">
            <text:p>mc</text:p>
          </table:table-cell>
          <table:table-cell office:value-type="float" office:value="1281">
            <text:p>1281</text:p>
          </table:table-cell>
          <table:table-cell table:formula="of:=+[.P19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19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19]" office:value-type="string" office:string-value="pri-pvem">
            <text:p>pri-pvem</text:p>
          </table:table-cell>
          <table:table-cell office:value-type="float" office:value="4">
            <text:p>4</text:p>
          </table:table-cell>
          <table:table-cell office:value-type="float" office:value="736">
            <text:p>73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JERÉCUARO</text:p>
          </table:table-cell>
          <table:table-cell office:value-type="float" office:value="6425">
            <text:p>6425</text:p>
          </table:table-cell>
          <table:table-cell table:formula="of:=+[.D20]" office:value-type="string" office:string-value="pan">
            <text:p>pan</text:p>
          </table:table-cell>
          <table:table-cell office:value-type="float" office:value="4731">
            <text:p>4731</text:p>
          </table:table-cell>
          <table:table-cell table:formula="of:=+[.F20]" office:value-type="string" office:string-value="pri">
            <text:p>pri</text:p>
          </table:table-cell>
          <table:table-cell office:value-type="float" office:value="5670">
            <text:p>5670</text:p>
          </table:table-cell>
          <table:table-cell table:formula="of:=+[.H20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20]" office:value-type="string" office:string-value="pt">
            <text:p>pt</text:p>
          </table:table-cell>
          <table:table-cell office:value-type="float" office:value="682">
            <text:p>682</text:p>
          </table:table-cell>
          <table:table-cell table:formula="of:=+[.L20]" office:value-type="string" office:string-value="pvem">
            <text:p>pvem</text:p>
          </table:table-cell>
          <table:table-cell office:value-type="float" office:value="493">
            <text:p>493</text:p>
          </table:table-cell>
          <table:table-cell table:formula="of:=+[.N20]" office:value-type="string" office:string-value="mc">
            <text:p>mc</text:p>
          </table:table-cell>
          <table:table-cell office:value-type="float" office:value="170">
            <text:p>170</text:p>
          </table:table-cell>
          <table:table-cell table:formula="of:=+[.P20]" office:value-type="string" office:string-value="pna">
            <text:p>pna</text:p>
          </table:table-cell>
          <table:table-cell office:value-type="float" office:value="210">
            <text:p>210</text:p>
          </table:table-cell>
          <table:table-cell table:formula="of:=+[.R20]" office:value-type="string" office:string-value="pan-pna">
            <text:p>pan-pna</text:p>
          </table:table-cell>
          <table:table-cell office:value-type="float" office:value="797">
            <text:p>797</text:p>
          </table:table-cell>
          <table:table-cell table:formula="of:=+[.T20]" office:value-type="string" office:string-value="pri-pvem">
            <text:p>pri-pvem</text:p>
          </table:table-cell>
          <table:table-cell office:value-type="float" office:value="13">
            <text:p>13</text:p>
          </table:table-cell>
          <table:table-cell office:value-type="float" office:value="1394">
            <text:p>139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EÓN</text:p>
          </table:table-cell>
          <table:table-cell office:value-type="float" office:value="231100">
            <text:p>231100</text:p>
          </table:table-cell>
          <table:table-cell table:formula="of:=+[.D21]" office:value-type="string" office:string-value="pan">
            <text:p>pan</text:p>
          </table:table-cell>
          <table:table-cell office:value-type="float" office:value="239810">
            <text:p>239810</text:p>
          </table:table-cell>
          <table:table-cell table:formula="of:=+[.F21]" office:value-type="string" office:string-value="pri">
            <text:p>pri</text:p>
          </table:table-cell>
          <table:table-cell office:value-type="float" office:value="14981">
            <text:p>14981</text:p>
          </table:table-cell>
          <table:table-cell table:formula="of:=+[.H21]" office:value-type="string" office:string-value="prd">
            <text:p>prd</text:p>
          </table:table-cell>
          <table:table-cell office:value-type="float" office:value="5011">
            <text:p>5011</text:p>
          </table:table-cell>
          <table:table-cell table:formula="of:=+[.J21]" office:value-type="string" office:string-value="pt">
            <text:p>pt</text:p>
          </table:table-cell>
          <table:table-cell office:value-type="float" office:value="23661">
            <text:p>23661</text:p>
          </table:table-cell>
          <table:table-cell table:formula="of:=+[.L21]" office:value-type="string" office:string-value="pvem">
            <text:p>pvem</text:p>
          </table:table-cell>
          <table:table-cell office:value-type="float" office:value="3309">
            <text:p>3309</text:p>
          </table:table-cell>
          <table:table-cell table:formula="of:=+[.N21]" office:value-type="string" office:string-value="mc">
            <text:p>mc</text:p>
          </table:table-cell>
          <table:table-cell office:value-type="float" office:value="8200">
            <text:p>8200</text:p>
          </table:table-cell>
          <table:table-cell table:formula="of:=+[.P21]" office:value-type="string" office:string-value="pna">
            <text:p>pna</text:p>
          </table:table-cell>
          <table:table-cell office:value-type="float" office:value="7340">
            <text:p>7340</text:p>
          </table:table-cell>
          <table:table-cell table:formula="of:=+[.R21]" office:value-type="string" office:string-value="pan-pna">
            <text:p>pan-pna</text:p>
          </table:table-cell>
          <table:table-cell office:value-type="float" office:value="39905">
            <text:p>39905</text:p>
          </table:table-cell>
          <table:table-cell table:formula="of:=+[.T21]" office:value-type="string" office:string-value="pri-pvem">
            <text:p>pri-pvem</text:p>
          </table:table-cell>
          <table:table-cell office:value-type="float" office:value="659">
            <text:p>659</text:p>
          </table:table-cell>
          <table:table-cell office:value-type="float" office:value="16929">
            <text:p>1692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OROLEÓN</text:p>
          </table:table-cell>
          <table:table-cell office:value-type="float" office:value="6682">
            <text:p>6682</text:p>
          </table:table-cell>
          <table:table-cell table:formula="of:=+[.D22]" office:value-type="string" office:string-value="pan">
            <text:p>pan</text:p>
          </table:table-cell>
          <table:table-cell office:value-type="float" office:value="2678">
            <text:p>2678</text:p>
          </table:table-cell>
          <table:table-cell table:formula="of:=+[.F22]" office:value-type="string" office:string-value="pri">
            <text:p>pri</text:p>
          </table:table-cell>
          <table:table-cell office:value-type="float" office:value="7370">
            <text:p>7370</text:p>
          </table:table-cell>
          <table:table-cell table:formula="of:=+[.H22]" office:value-type="string" office:string-value="prd">
            <text:p>prd</text:p>
          </table:table-cell>
          <table:table-cell office:value-type="float" office:value="233">
            <text:p>233</text:p>
          </table:table-cell>
          <table:table-cell table:formula="of:=+[.J22]" office:value-type="string" office:string-value="pt">
            <text:p>pt</text:p>
          </table:table-cell>
          <table:table-cell office:value-type="float" office:value="1958">
            <text:p>1958</text:p>
          </table:table-cell>
          <table:table-cell table:formula="of:=+[.L22]" office:value-type="string" office:string-value="pvem">
            <text:p>pvem</text:p>
          </table:table-cell>
          <table:table-cell office:value-type="float" office:value="1347">
            <text:p>1347</text:p>
          </table:table-cell>
          <table:table-cell table:formula="of:=+[.N22]" office:value-type="string" office:string-value="mc">
            <text:p>mc</text:p>
          </table:table-cell>
          <table:table-cell office:value-type="float" office:value="1700">
            <text:p>1700</text:p>
          </table:table-cell>
          <table:table-cell table:formula="of:=+[.P22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22]" office:value-type="string" office:string-value="pan-pna">
            <text:p>pan-pna</text:p>
          </table:table-cell>
          <table:table-cell office:value-type="float" office:value="482">
            <text:p>482</text:p>
          </table:table-cell>
          <table:table-cell table:formula="of:=+[.T22]" office:value-type="string" office:string-value="pri-pvem">
            <text:p>pri-pvem</text:p>
          </table:table-cell>
          <table:table-cell office:value-type="float" office:value="17">
            <text:p>17</text:p>
          </table:table-cell>
          <table:table-cell office:value-type="float" office:value="979">
            <text:p>9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CAMPO</text:p>
          </table:table-cell>
          <table:table-cell office:value-type="float" office:value="4714">
            <text:p>4714</text:p>
          </table:table-cell>
          <table:table-cell table:formula="of:=+[.D23]" office:value-type="string" office:string-value="pan">
            <text:p>pan</text:p>
          </table:table-cell>
          <table:table-cell office:value-type="float" office:value="3761">
            <text:p>3761</text:p>
          </table:table-cell>
          <table:table-cell table:formula="of:=+[.F23]" office:value-type="string" office:string-value="pri">
            <text:p>pri</text:p>
          </table:table-cell>
          <table:table-cell office:value-type="float" office:value="1287">
            <text:p>1287</text:p>
          </table:table-cell>
          <table:table-cell table:formula="of:=+[.H23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23]" office:value-type="string" office:string-value="pt">
            <text:p>pt</text:p>
          </table:table-cell>
          <table:table-cell office:value-type="float" office:value="135">
            <text:p>135</text:p>
          </table:table-cell>
          <table:table-cell table:formula="of:=+[.L23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23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23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23]" office:value-type="string" office:string-value="pan-pna">
            <text:p>pan-pna</text:p>
          </table:table-cell>
          <table:table-cell office:value-type="float" office:value="247">
            <text:p>247</text:p>
          </table:table-cell>
          <table:table-cell table:formula="of:=+[.T23]" office:value-type="string" office:string-value="pri-pvem">
            <text:p>pri-pvem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ÉNJAMO</text:p>
          </table:table-cell>
          <table:table-cell office:value-type="float" office:value="28098">
            <text:p>28098</text:p>
          </table:table-cell>
          <table:table-cell table:formula="of:=+[.D24]" office:value-type="string" office:string-value="pan">
            <text:p>pan</text:p>
          </table:table-cell>
          <table:table-cell office:value-type="float" office:value="26910">
            <text:p>26910</text:p>
          </table:table-cell>
          <table:table-cell table:formula="of:=+[.F24]" office:value-type="string" office:string-value="pri">
            <text:p>pri</text:p>
          </table:table-cell>
          <table:table-cell office:value-type="float" office:value="1858">
            <text:p>1858</text:p>
          </table:table-cell>
          <table:table-cell table:formula="of:=+[.H24]" office:value-type="string" office:string-value="prd">
            <text:p>prd</text:p>
          </table:table-cell>
          <table:table-cell office:value-type="float" office:value="733">
            <text:p>733</text:p>
          </table:table-cell>
          <table:table-cell table:formula="of:=+[.J24]" office:value-type="string" office:string-value="pt">
            <text:p>pt</text:p>
          </table:table-cell>
          <table:table-cell office:value-type="float" office:value="604">
            <text:p>604</text:p>
          </table:table-cell>
          <table:table-cell table:formula="of:=+[.L24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24]" office:value-type="string" office:string-value="mc">
            <text:p>mc</text:p>
          </table:table-cell>
          <table:table-cell office:value-type="float" office:value="623">
            <text:p>623</text:p>
          </table:table-cell>
          <table:table-cell table:formula="of:=+[.P24]" office:value-type="string" office:string-value="pna">
            <text:p>pna</text:p>
          </table:table-cell>
          <table:table-cell office:value-type="float" office:value="1367">
            <text:p>1367</text:p>
          </table:table-cell>
          <table:table-cell table:formula="of:=+[.R24]" office:value-type="string" office:string-value="pan-pna">
            <text:p>pan-pna</text:p>
          </table:table-cell>
          <table:table-cell office:value-type="float" office:value="3732">
            <text:p>3732</text:p>
          </table:table-cell>
          <table:table-cell table:formula="of:=+[.T24]" office:value-type="string" office:string-value="pri-pvem">
            <text:p>pri-pvem</text:p>
          </table:table-cell>
          <table:table-cell office:value-type="float" office:value="24">
            <text:p>24</text:p>
          </table:table-cell>
          <table:table-cell office:value-type="float" office:value="2399">
            <text:p>239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UEBLO NUEVO</text:p>
          </table:table-cell>
          <table:table-cell office:value-type="float" office:value="1947">
            <text:p>1947</text:p>
          </table:table-cell>
          <table:table-cell table:formula="of:=+[.D25]" office:value-type="string" office:string-value="pan">
            <text:p>pan</text:p>
          </table:table-cell>
          <table:table-cell office:value-type="float" office:value="1447">
            <text:p>1447</text:p>
          </table:table-cell>
          <table:table-cell table:formula="of:=+[.F25]" office:value-type="string" office:string-value="pri">
            <text:p>pri</text:p>
          </table:table-cell>
          <table:table-cell office:value-type="float" office:value="276">
            <text:p>276</text:p>
          </table:table-cell>
          <table:table-cell table:formula="of:=+[.H25]" office:value-type="string" office:string-value="prd">
            <text:p>prd</text:p>
          </table:table-cell>
          <table:table-cell office:value-type="float" office:value="60">
            <text:p>60</text:p>
          </table:table-cell>
          <table:table-cell table:formula="of:=+[.J25]" office:value-type="string" office:string-value="pt">
            <text:p>pt</text:p>
          </table:table-cell>
          <table:table-cell office:value-type="float" office:value="431">
            <text:p>431</text:p>
          </table:table-cell>
          <table:table-cell table:formula="of:=+[.L25]" office:value-type="string" office:string-value="pvem">
            <text:p>pvem</text:p>
          </table:table-cell>
          <table:table-cell office:value-type="float" office:value="293">
            <text:p>293</text:p>
          </table:table-cell>
          <table:table-cell table:formula="of:=+[.N25]" office:value-type="string" office:string-value="mc">
            <text:p>mc</text:p>
          </table:table-cell>
          <table:table-cell office:value-type="float" office:value="2355">
            <text:p>2355</text:p>
          </table:table-cell>
          <table:table-cell table:formula="of:=+[.P25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25]" office:value-type="string" office:string-value="pan-pna">
            <text:p>pan-pna</text:p>
          </table:table-cell>
          <table:table-cell office:value-type="float" office:value="117">
            <text:p>117</text:p>
          </table:table-cell>
          <table:table-cell table:formula="of:=+[.T25]" office:value-type="string" office:string-value="pri-pvem">
            <text:p>pri-pvem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URÍSIMA DEL RINCÓN</text:p>
          </table:table-cell>
          <table:table-cell office:value-type="float" office:value="16271">
            <text:p>16271</text:p>
          </table:table-cell>
          <table:table-cell table:formula="of:=+[.D26]" office:value-type="string" office:string-value="pan">
            <text:p>pan</text:p>
          </table:table-cell>
          <table:table-cell office:value-type="float" office:value="7959">
            <text:p>7959</text:p>
          </table:table-cell>
          <table:table-cell table:formula="of:=+[.F26]" office:value-type="string" office:string-value="pri">
            <text:p>pri</text:p>
          </table:table-cell>
          <table:table-cell office:value-type="float" office:value="348">
            <text:p>348</text:p>
          </table:table-cell>
          <table:table-cell table:formula="of:=+[.H26]" office:value-type="string" office:string-value="prd">
            <text:p>prd</text:p>
          </table:table-cell>
          <table:table-cell office:value-type="float" office:value="154">
            <text:p>154</text:p>
          </table:table-cell>
          <table:table-cell table:formula="of:=+[.J26]" office:value-type="string" office:string-value="pt">
            <text:p>pt</text:p>
          </table:table-cell>
          <table:table-cell office:value-type="float" office:value="408">
            <text:p>408</text:p>
          </table:table-cell>
          <table:table-cell table:formula="of:=+[.L26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26]" office:value-type="string" office:string-value="mc">
            <text:p>mc</text:p>
          </table:table-cell>
          <table:table-cell office:value-type="float" office:value="191">
            <text:p>191</text:p>
          </table:table-cell>
          <table:table-cell table:formula="of:=+[.P26]" office:value-type="string" office:string-value="pna">
            <text:p>pna</text:p>
          </table:table-cell>
          <table:table-cell office:value-type="float" office:value="655">
            <text:p>655</text:p>
          </table:table-cell>
          <table:table-cell table:formula="of:=+[.R26]" office:value-type="string" office:string-value="pan-pna">
            <text:p>pan-pna</text:p>
          </table:table-cell>
          <table:table-cell office:value-type="float" office:value="1355">
            <text:p>1355</text:p>
          </table:table-cell>
          <table:table-cell table:formula="of:=+[.T26]" office:value-type="string" office:string-value="pri-pvem">
            <text:p>pri-pvem</text:p>
          </table:table-cell>
          <table:table-cell office:value-type="float" office:value="9">
            <text:p>9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OMITA</text:p>
          </table:table-cell>
          <table:table-cell office:value-type="float" office:value="5816">
            <text:p>5816</text:p>
          </table:table-cell>
          <table:table-cell table:formula="of:=+[.D27]" office:value-type="string" office:string-value="pan">
            <text:p>pan</text:p>
          </table:table-cell>
          <table:table-cell office:value-type="float" office:value="8104">
            <text:p>8104</text:p>
          </table:table-cell>
          <table:table-cell table:formula="of:=+[.F27]" office:value-type="string" office:string-value="pri">
            <text:p>pri</text:p>
          </table:table-cell>
          <table:table-cell office:value-type="float" office:value="6489">
            <text:p>6489</text:p>
          </table:table-cell>
          <table:table-cell table:formula="of:=+[.H27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27]" office:value-type="string" office:string-value="pt">
            <text:p>pt</text:p>
          </table:table-cell>
          <table:table-cell office:value-type="float" office:value="395">
            <text:p>395</text:p>
          </table:table-cell>
          <table:table-cell table:formula="of:=+[.L27]" office:value-type="string" office:string-value="pvem">
            <text:p>pvem</text:p>
          </table:table-cell>
          <table:table-cell office:value-type="float" office:value="155">
            <text:p>155</text:p>
          </table:table-cell>
          <table:table-cell table:formula="of:=+[.N27]" office:value-type="string" office:string-value="mc">
            <text:p>mc</text:p>
          </table:table-cell>
          <table:table-cell office:value-type="float" office:value="722">
            <text:p>722</text:p>
          </table:table-cell>
          <table:table-cell table:formula="of:=+[.P27]" office:value-type="string" office:string-value="pna">
            <text:p>pna</text:p>
          </table:table-cell>
          <table:table-cell office:value-type="float" office:value="465">
            <text:p>465</text:p>
          </table:table-cell>
          <table:table-cell table:formula="of:=+[.R27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27]" office:value-type="string" office:string-value="pri-pvem">
            <text:p>pri-pvem</text:p>
          </table:table-cell>
          <table:table-cell office:value-type="float" office:value="8">
            <text:p>8</text:p>
          </table:table-cell>
          <table:table-cell office:value-type="float" office:value="1483">
            <text:p>148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ALAMANCA</text:p>
          </table:table-cell>
          <table:table-cell office:value-type="float" office:value="53923">
            <text:p>53923</text:p>
          </table:table-cell>
          <table:table-cell table:formula="of:=+[.D28]" office:value-type="string" office:string-value="pan">
            <text:p>pan</text:p>
          </table:table-cell>
          <table:table-cell office:value-type="float" office:value="36285">
            <text:p>36285</text:p>
          </table:table-cell>
          <table:table-cell table:formula="of:=+[.F28]" office:value-type="string" office:string-value="pri">
            <text:p>pri</text:p>
          </table:table-cell>
          <table:table-cell office:value-type="float" office:value="5530">
            <text:p>5530</text:p>
          </table:table-cell>
          <table:table-cell table:formula="of:=+[.H28]" office:value-type="string" office:string-value="prd">
            <text:p>prd</text:p>
          </table:table-cell>
          <table:table-cell office:value-type="float" office:value="1931">
            <text:p>1931</text:p>
          </table:table-cell>
          <table:table-cell table:formula="of:=+[.J28]" office:value-type="string" office:string-value="pt">
            <text:p>pt</text:p>
          </table:table-cell>
          <table:table-cell office:value-type="float" office:value="5795">
            <text:p>5795</text:p>
          </table:table-cell>
          <table:table-cell table:formula="of:=+[.L28]" office:value-type="string" office:string-value="pvem">
            <text:p>pvem</text:p>
          </table:table-cell>
          <table:table-cell office:value-type="float" office:value="2833">
            <text:p>2833</text:p>
          </table:table-cell>
          <table:table-cell table:formula="of:=+[.N28]" office:value-type="string" office:string-value="mc">
            <text:p>mc</text:p>
          </table:table-cell>
          <table:table-cell office:value-type="float" office:value="2039">
            <text:p>2039</text:p>
          </table:table-cell>
          <table:table-cell table:formula="of:=+[.P28]" office:value-type="string" office:string-value="pna">
            <text:p>pna</text:p>
          </table:table-cell>
          <table:table-cell office:value-type="float" office:value="1724">
            <text:p>1724</text:p>
          </table:table-cell>
          <table:table-cell table:formula="of:=+[.R28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28]" office:value-type="string" office:string-value="pri-pvem">
            <text:p>pri-pvem</text:p>
          </table:table-cell>
          <table:table-cell office:value-type="float" office:value="92">
            <text:p>92</text:p>
          </table:table-cell>
          <table:table-cell office:value-type="float" office:value="7675">
            <text:p>767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ALVATIERRA</text:p>
          </table:table-cell>
          <table:table-cell office:value-type="float" office:value="22522">
            <text:p>22522</text:p>
          </table:table-cell>
          <table:table-cell table:formula="of:=+[.D29]" office:value-type="string" office:string-value="pan">
            <text:p>pan</text:p>
          </table:table-cell>
          <table:table-cell office:value-type="float" office:value="13491">
            <text:p>13491</text:p>
          </table:table-cell>
          <table:table-cell table:formula="of:=+[.F29]" office:value-type="string" office:string-value="pri">
            <text:p>pri</text:p>
          </table:table-cell>
          <table:table-cell office:value-type="float" office:value="3811">
            <text:p>3811</text:p>
          </table:table-cell>
          <table:table-cell table:formula="of:=+[.H29]" office:value-type="string" office:string-value="prd">
            <text:p>prd</text:p>
          </table:table-cell>
          <table:table-cell office:value-type="float" office:value="657">
            <text:p>657</text:p>
          </table:table-cell>
          <table:table-cell table:formula="of:=+[.J29]" office:value-type="string" office:string-value="pt">
            <text:p>pt</text:p>
          </table:table-cell>
          <table:table-cell office:value-type="float" office:value="978">
            <text:p>978</text:p>
          </table:table-cell>
          <table:table-cell table:formula="of:=+[.L29]" office:value-type="string" office:string-value="pvem">
            <text:p>pvem</text:p>
          </table:table-cell>
          <table:table-cell office:value-type="float" office:value="209">
            <text:p>209</text:p>
          </table:table-cell>
          <table:table-cell table:formula="of:=+[.N29]" office:value-type="string" office:string-value="mc">
            <text:p>mc</text:p>
          </table:table-cell>
          <table:table-cell office:value-type="float" office:value="475">
            <text:p>475</text:p>
          </table:table-cell>
          <table:table-cell table:formula="of:=+[.P29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29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29]" office:value-type="string" office:string-value="pri-pvem">
            <text:p>pri-pvem</text:p>
          </table:table-cell>
          <table:table-cell office:value-type="float" office:value="30">
            <text:p>30</text:p>
          </table:table-cell>
          <table:table-cell office:value-type="float" office:value="3154">
            <text:p>315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AN DIEGO DE LA UNIÓN</text:p>
          </table:table-cell>
          <table:table-cell office:value-type="float" office:value="7837">
            <text:p>7837</text:p>
          </table:table-cell>
          <table:table-cell table:formula="of:=+[.D30]" office:value-type="string" office:string-value="pan">
            <text:p>pan</text:p>
          </table:table-cell>
          <table:table-cell office:value-type="float" office:value="3405">
            <text:p>3405</text:p>
          </table:table-cell>
          <table:table-cell table:formula="of:=+[.F30]" office:value-type="string" office:string-value="pri">
            <text:p>pri</text:p>
          </table:table-cell>
          <table:table-cell office:value-type="float" office:value="455">
            <text:p>455</text:p>
          </table:table-cell>
          <table:table-cell table:formula="of:=+[.H30]" office:value-type="string" office:string-value="prd">
            <text:p>prd</text:p>
          </table:table-cell>
          <table:table-cell office:value-type="float" office:value="985">
            <text:p>985</text:p>
          </table:table-cell>
          <table:table-cell table:formula="of:=+[.J30]" office:value-type="string" office:string-value="pt">
            <text:p>pt</text:p>
          </table:table-cell>
          <table:table-cell office:value-type="float" office:value="1316">
            <text:p>1316</text:p>
          </table:table-cell>
          <table:table-cell table:formula="of:=+[.L30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30]" office:value-type="string" office:string-value="mc">
            <text:p>mc</text:p>
          </table:table-cell>
          <table:table-cell office:value-type="float" office:value="306">
            <text:p>306</text:p>
          </table:table-cell>
          <table:table-cell table:formula="of:=+[.P30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0]" office:value-type="string" office:string-value="pan-pna">
            <text:p>pan-pna</text:p>
          </table:table-cell>
          <table:table-cell office:value-type="float" office:value="397">
            <text:p>397</text:p>
          </table:table-cell>
          <table:table-cell table:formula="of:=+[.T30]" office:value-type="string" office:string-value="pri-pvem">
            <text:p>pri-pvem</text:p>
          </table:table-cell>
          <table:table-cell office:value-type="float" office:value="7">
            <text:p>7</text:p>
          </table:table-cell>
          <table:table-cell office:value-type="float" office:value="721">
            <text:p>72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AN FELIPE</text:p>
          </table:table-cell>
          <table:table-cell office:value-type="float" office:value="13816">
            <text:p>13816</text:p>
          </table:table-cell>
          <table:table-cell table:formula="of:=+[.D31]" office:value-type="string" office:string-value="pan">
            <text:p>pan</text:p>
          </table:table-cell>
          <table:table-cell office:value-type="float" office:value="18348">
            <text:p>18348</text:p>
          </table:table-cell>
          <table:table-cell table:formula="of:=+[.F31]" office:value-type="string" office:string-value="pri">
            <text:p>pri</text:p>
          </table:table-cell>
          <table:table-cell office:value-type="float" office:value="1783">
            <text:p>1783</text:p>
          </table:table-cell>
          <table:table-cell table:formula="of:=+[.H31]" office:value-type="string" office:string-value="prd">
            <text:p>prd</text:p>
          </table:table-cell>
          <table:table-cell office:value-type="float" office:value="334">
            <text:p>334</text:p>
          </table:table-cell>
          <table:table-cell table:formula="of:=+[.J31]" office:value-type="string" office:string-value="pt">
            <text:p>pt</text:p>
          </table:table-cell>
          <table:table-cell office:value-type="float" office:value="955">
            <text:p>955</text:p>
          </table:table-cell>
          <table:table-cell table:formula="of:=+[.L31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31]" office:value-type="string" office:string-value="mc">
            <text:p>mc</text:p>
          </table:table-cell>
          <table:table-cell office:value-type="float" office:value="806">
            <text:p>806</text:p>
          </table:table-cell>
          <table:table-cell table:formula="of:=+[.P31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1]" office:value-type="string" office:string-value="pan-pna">
            <text:p>pan-pna</text:p>
          </table:table-cell>
          <table:table-cell office:value-type="float" office:value="2036">
            <text:p>2036</text:p>
          </table:table-cell>
          <table:table-cell table:formula="of:=+[.T31]" office:value-type="string" office:string-value="pri-pvem">
            <text:p>pri-pvem</text:p>
          </table:table-cell>
          <table:table-cell office:value-type="float" office:value="14">
            <text:p>14</text:p>
          </table:table-cell>
          <table:table-cell office:value-type="float" office:value="2224">
            <text:p>222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AN FRANCISCO DEL RINCÓN</text:p>
          </table:table-cell>
          <table:table-cell office:value-type="float" office:value="18008">
            <text:p>18008</text:p>
          </table:table-cell>
          <table:table-cell table:formula="of:=+[.D32]" office:value-type="string" office:string-value="pan">
            <text:p>pan</text:p>
          </table:table-cell>
          <table:table-cell office:value-type="float" office:value="22538">
            <text:p>22538</text:p>
          </table:table-cell>
          <table:table-cell table:formula="of:=+[.F32]" office:value-type="string" office:string-value="pri">
            <text:p>pri</text:p>
          </table:table-cell>
          <table:table-cell office:value-type="float" office:value="1051">
            <text:p>1051</text:p>
          </table:table-cell>
          <table:table-cell table:formula="of:=+[.H32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32]" office:value-type="string" office:string-value="pt">
            <text:p>pt</text:p>
          </table:table-cell>
          <table:table-cell office:value-type="float" office:value="1103">
            <text:p>1103</text:p>
          </table:table-cell>
          <table:table-cell table:formula="of:=+[.L32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32]" office:value-type="string" office:string-value="mc">
            <text:p>mc</text:p>
          </table:table-cell>
          <table:table-cell office:value-type="float" office:value="468">
            <text:p>468</text:p>
          </table:table-cell>
          <table:table-cell table:formula="of:=+[.P32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2]" office:value-type="string" office:string-value="pan-pna">
            <text:p>pan-pna</text:p>
          </table:table-cell>
          <table:table-cell office:value-type="float" office:value="2640">
            <text:p>2640</text:p>
          </table:table-cell>
          <table:table-cell table:formula="of:=+[.T32]" office:value-type="string" office:string-value="pri-pvem">
            <text:p>pri-pvem</text:p>
          </table:table-cell>
          <table:table-cell office:value-type="float" office:value="35">
            <text:p>35</text:p>
          </table:table-cell>
          <table:table-cell office:value-type="float" office:value="1286">
            <text:p>128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AN JOSÉ ITURBIDE</text:p>
          </table:table-cell>
          <table:table-cell office:value-type="float" office:value="11960">
            <text:p>11960</text:p>
          </table:table-cell>
          <table:table-cell table:formula="of:=+[.D33]" office:value-type="string" office:string-value="pan">
            <text:p>pan</text:p>
          </table:table-cell>
          <table:table-cell office:value-type="float" office:value="8959">
            <text:p>8959</text:p>
          </table:table-cell>
          <table:table-cell table:formula="of:=+[.F33]" office:value-type="string" office:string-value="pri">
            <text:p>pri</text:p>
          </table:table-cell>
          <table:table-cell office:value-type="float" office:value="2852">
            <text:p>2852</text:p>
          </table:table-cell>
          <table:table-cell table:formula="of:=+[.H33]" office:value-type="string" office:string-value="prd">
            <text:p>prd</text:p>
          </table:table-cell>
          <table:table-cell office:value-type="float" office:value="1383">
            <text:p>1383</text:p>
          </table:table-cell>
          <table:table-cell table:formula="of:=+[.J33]" office:value-type="string" office:string-value="pt">
            <text:p>pt</text:p>
          </table:table-cell>
          <table:table-cell office:value-type="float" office:value="535">
            <text:p>535</text:p>
          </table:table-cell>
          <table:table-cell table:formula="of:=+[.L33]" office:value-type="string" office:string-value="pvem">
            <text:p>pvem</text:p>
          </table:table-cell>
          <table:table-cell office:value-type="float" office:value="475">
            <text:p>475</text:p>
          </table:table-cell>
          <table:table-cell table:formula="of:=+[.N33]" office:value-type="string" office:string-value="mc">
            <text:p>mc</text:p>
          </table:table-cell>
          <table:table-cell office:value-type="float" office:value="1724">
            <text:p>1724</text:p>
          </table:table-cell>
          <table:table-cell table:formula="of:=+[.P33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3]" office:value-type="string" office:string-value="pan-pna">
            <text:p>pan-pna</text:p>
          </table:table-cell>
          <table:table-cell office:value-type="float" office:value="832">
            <text:p>832</text:p>
          </table:table-cell>
          <table:table-cell table:formula="of:=+[.T33]" office:value-type="string" office:string-value="pri-pvem">
            <text:p>pri-pvem</text:p>
          </table:table-cell>
          <table:table-cell office:value-type="float" office:value="13">
            <text:p>13</text:p>
          </table:table-cell>
          <table:table-cell office:value-type="float" office:value="1245">
            <text:p>124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AN LUIS DE LA PAZ</text:p>
          </table:table-cell>
          <table:table-cell office:value-type="float" office:value="12418">
            <text:p>12418</text:p>
          </table:table-cell>
          <table:table-cell table:formula="of:=+[.D34]" office:value-type="string" office:string-value="pan">
            <text:p>pan</text:p>
          </table:table-cell>
          <table:table-cell office:value-type="float" office:value="14236">
            <text:p>14236</text:p>
          </table:table-cell>
          <table:table-cell table:formula="of:=+[.F34]" office:value-type="string" office:string-value="pri">
            <text:p>pri</text:p>
          </table:table-cell>
          <table:table-cell office:value-type="float" office:value="2537">
            <text:p>2537</text:p>
          </table:table-cell>
          <table:table-cell table:formula="of:=+[.H34]" office:value-type="string" office:string-value="prd">
            <text:p>prd</text:p>
          </table:table-cell>
          <table:table-cell office:value-type="float" office:value="1003">
            <text:p>1003</text:p>
          </table:table-cell>
          <table:table-cell table:formula="of:=+[.J34]" office:value-type="string" office:string-value="pt">
            <text:p>pt</text:p>
          </table:table-cell>
          <table:table-cell office:value-type="float" office:value="2104">
            <text:p>2104</text:p>
          </table:table-cell>
          <table:table-cell table:formula="of:=+[.L34]" office:value-type="string" office:string-value="pvem">
            <text:p>pvem</text:p>
          </table:table-cell>
          <table:table-cell office:value-type="float" office:value="935">
            <text:p>935</text:p>
          </table:table-cell>
          <table:table-cell table:formula="of:=+[.N34]" office:value-type="string" office:string-value="mc">
            <text:p>mc</text:p>
          </table:table-cell>
          <table:table-cell office:value-type="float" office:value="5161">
            <text:p>5161</text:p>
          </table:table-cell>
          <table:table-cell table:formula="of:=+[.P34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4]" office:value-type="string" office:string-value="pan-pna">
            <text:p>pan-pna</text:p>
          </table:table-cell>
          <table:table-cell office:value-type="float" office:value="2312">
            <text:p>2312</text:p>
          </table:table-cell>
          <table:table-cell table:formula="of:=+[.T34]" office:value-type="string" office:string-value="pri-pvem">
            <text:p>pri-pvem</text:p>
          </table:table-cell>
          <table:table-cell office:value-type="float" office:value="44">
            <text:p>44</text:p>
          </table:table-cell>
          <table:table-cell office:value-type="float" office:value="2850">
            <text:p>285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ANTA CATARINA</text:p>
          </table:table-cell>
          <table:table-cell office:value-type="float" office:value="1604">
            <text:p>1604</text:p>
          </table:table-cell>
          <table:table-cell table:formula="of:=+[.D35]" office:value-type="string" office:string-value="pan">
            <text:p>pan</text:p>
          </table:table-cell>
          <table:table-cell office:value-type="float" office:value="1082">
            <text:p>1082</text:p>
          </table:table-cell>
          <table:table-cell table:formula="of:=+[.F35]" office:value-type="string" office:string-value="pri">
            <text:p>pri</text:p>
          </table:table-cell>
          <table:table-cell office:value-type="float" office:value="19">
            <text:p>19</text:p>
          </table:table-cell>
          <table:table-cell table:formula="of:=+[.H35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35]" office:value-type="string" office:string-value="pt">
            <text:p>pt</text:p>
          </table:table-cell>
          <table:table-cell office:value-type="float" office:value="77">
            <text:p>77</text:p>
          </table:table-cell>
          <table:table-cell table:formula="of:=+[.L35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35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35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5]" office:value-type="string" office:string-value="pan-pna">
            <text:p>pan-pna</text:p>
          </table:table-cell>
          <table:table-cell office:value-type="float" office:value="21">
            <text:p>21</text:p>
          </table:table-cell>
          <table:table-cell table:formula="of:=+[.T35]" office:value-type="string" office:string-value="pri-pvem">
            <text:p>pri-pvem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ANTA CRUZ DE JUVENTINO ROSAS</text:p>
          </table:table-cell>
          <table:table-cell office:value-type="float" office:value="17460">
            <text:p>17460</text:p>
          </table:table-cell>
          <table:table-cell table:formula="of:=+[.D36]" office:value-type="string" office:string-value="pan">
            <text:p>pan</text:p>
          </table:table-cell>
          <table:table-cell office:value-type="float" office:value="9835">
            <text:p>9835</text:p>
          </table:table-cell>
          <table:table-cell table:formula="of:=+[.F36]" office:value-type="string" office:string-value="pri">
            <text:p>pri</text:p>
          </table:table-cell>
          <table:table-cell office:value-type="float" office:value="2040">
            <text:p>2040</text:p>
          </table:table-cell>
          <table:table-cell table:formula="of:=+[.H36]" office:value-type="string" office:string-value="prd">
            <text:p>prd</text:p>
          </table:table-cell>
          <table:table-cell office:value-type="float" office:value="405">
            <text:p>405</text:p>
          </table:table-cell>
          <table:table-cell table:formula="of:=+[.J36]" office:value-type="string" office:string-value="pt">
            <text:p>pt</text:p>
          </table:table-cell>
          <table:table-cell office:value-type="float" office:value="1835">
            <text:p>1835</text:p>
          </table:table-cell>
          <table:table-cell table:formula="of:=+[.L36]" office:value-type="string" office:string-value="pvem">
            <text:p>pvem</text:p>
          </table:table-cell>
          <table:table-cell office:value-type="float" office:value="218">
            <text:p>218</text:p>
          </table:table-cell>
          <table:table-cell table:formula="of:=+[.N36]" office:value-type="string" office:string-value="mc">
            <text:p>mc</text:p>
          </table:table-cell>
          <table:table-cell office:value-type="float" office:value="863">
            <text:p>863</text:p>
          </table:table-cell>
          <table:table-cell table:formula="of:=+[.P36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6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36]" office:value-type="string" office:string-value="pri-pvem">
            <text:p>pri-pvem</text:p>
          </table:table-cell>
          <table:table-cell office:value-type="float" office:value="6">
            <text:p>6</text:p>
          </table:table-cell>
          <table:table-cell office:value-type="float" office:value="1546">
            <text:p>154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ANTIAGO MARAVATÍO</text:p>
          </table:table-cell>
          <table:table-cell office:value-type="float" office:value="2291">
            <text:p>2291</text:p>
          </table:table-cell>
          <table:table-cell table:formula="of:=+[.D37]" office:value-type="string" office:string-value="pan">
            <text:p>pan</text:p>
          </table:table-cell>
          <table:table-cell office:value-type="float" office:value="1878">
            <text:p>1878</text:p>
          </table:table-cell>
          <table:table-cell table:formula="of:=+[.F37]" office:value-type="string" office:string-value="pri">
            <text:p>pri</text:p>
          </table:table-cell>
          <table:table-cell office:value-type="float" office:value="0">
            <text:p>0</text:p>
          </table:table-cell>
          <table:table-cell table:formula="of:=+[.H37]" office:value-type="string" office:string-value="prd">
            <text:p>prd</text:p>
          </table:table-cell>
          <table:table-cell office:value-type="float" office:value="15">
            <text:p>15</text:p>
          </table:table-cell>
          <table:table-cell table:formula="of:=+[.J37]" office:value-type="string" office:string-value="pt">
            <text:p>pt</text:p>
          </table:table-cell>
          <table:table-cell office:value-type="float" office:value="98">
            <text:p>98</text:p>
          </table:table-cell>
          <table:table-cell table:formula="of:=+[.L37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37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37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7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37]" office:value-type="string" office:string-value="pri-pvem">
            <text:p>pri-pvem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ILAO</text:p>
          </table:table-cell>
          <table:table-cell office:value-type="float" office:value="20599">
            <text:p>20599</text:p>
          </table:table-cell>
          <table:table-cell table:formula="of:=+[.D38]" office:value-type="string" office:string-value="pan">
            <text:p>pan</text:p>
          </table:table-cell>
          <table:table-cell office:value-type="float" office:value="24760">
            <text:p>24760</text:p>
          </table:table-cell>
          <table:table-cell table:formula="of:=+[.F38]" office:value-type="string" office:string-value="pri">
            <text:p>pri</text:p>
          </table:table-cell>
          <table:table-cell office:value-type="float" office:value="2361">
            <text:p>2361</text:p>
          </table:table-cell>
          <table:table-cell table:formula="of:=+[.H38]" office:value-type="string" office:string-value="prd">
            <text:p>prd</text:p>
          </table:table-cell>
          <table:table-cell office:value-type="float" office:value="759">
            <text:p>759</text:p>
          </table:table-cell>
          <table:table-cell table:formula="of:=+[.J38]" office:value-type="string" office:string-value="pt">
            <text:p>pt</text:p>
          </table:table-cell>
          <table:table-cell office:value-type="float" office:value="8990">
            <text:p>8990</text:p>
          </table:table-cell>
          <table:table-cell table:formula="of:=+[.L38]" office:value-type="string" office:string-value="pvem">
            <text:p>pvem</text:p>
          </table:table-cell>
          <table:table-cell office:value-type="float" office:value="334">
            <text:p>334</text:p>
          </table:table-cell>
          <table:table-cell table:formula="of:=+[.N38]" office:value-type="string" office:string-value="mc">
            <text:p>mc</text:p>
          </table:table-cell>
          <table:table-cell office:value-type="float" office:value="839">
            <text:p>839</text:p>
          </table:table-cell>
          <table:table-cell table:formula="of:=+[.P38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8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38]" office:value-type="string" office:string-value="pri-pvem">
            <text:p>pri-pvem</text:p>
          </table:table-cell>
          <table:table-cell office:value-type="float" office:value="52">
            <text:p>52</text:p>
          </table:table-cell>
          <table:table-cell office:value-type="float" office:value="4786">
            <text:p>478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TARANDACUAO</text:p>
          </table:table-cell>
          <table:table-cell office:value-type="float" office:value="2655">
            <text:p>2655</text:p>
          </table:table-cell>
          <table:table-cell table:formula="of:=+[.D39]" office:value-type="string" office:string-value="pan">
            <text:p>pan</text:p>
          </table:table-cell>
          <table:table-cell office:value-type="float" office:value="2465">
            <text:p>2465</text:p>
          </table:table-cell>
          <table:table-cell table:formula="of:=+[.F39]" office:value-type="string" office:string-value="pri">
            <text:p>pri</text:p>
          </table:table-cell>
          <table:table-cell office:value-type="float" office:value="385">
            <text:p>385</text:p>
          </table:table-cell>
          <table:table-cell table:formula="of:=+[.H39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39]" office:value-type="string" office:string-value="pt">
            <text:p>pt</text:p>
          </table:table-cell>
          <table:table-cell office:value-type="float" office:value="42">
            <text:p>42</text:p>
          </table:table-cell>
          <table:table-cell table:formula="of:=+[.L39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39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39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39]" office:value-type="string" office:string-value="pan-pna">
            <text:p>pan-pna</text:p>
          </table:table-cell>
          <table:table-cell office:value-type="float" office:value="269">
            <text:p>269</text:p>
          </table:table-cell>
          <table:table-cell table:formula="of:=+[.T39]" office:value-type="string" office:string-value="pri-pvem">
            <text:p>pri-pvem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TARIMORO</text:p>
          </table:table-cell>
          <table:table-cell office:value-type="float" office:value="3479">
            <text:p>3479</text:p>
          </table:table-cell>
          <table:table-cell table:formula="of:=+[.D40]" office:value-type="string" office:string-value="pan">
            <text:p>pan</text:p>
          </table:table-cell>
          <table:table-cell office:value-type="float" office:value="4497">
            <text:p>4497</text:p>
          </table:table-cell>
          <table:table-cell table:formula="of:=+[.F40]" office:value-type="string" office:string-value="pri">
            <text:p>pri</text:p>
          </table:table-cell>
          <table:table-cell office:value-type="float" office:value="1888">
            <text:p>1888</text:p>
          </table:table-cell>
          <table:table-cell table:formula="of:=+[.H40]" office:value-type="string" office:string-value="prd">
            <text:p>prd</text:p>
          </table:table-cell>
          <table:table-cell office:value-type="float" office:value="90">
            <text:p>90</text:p>
          </table:table-cell>
          <table:table-cell table:formula="of:=+[.J40]" office:value-type="string" office:string-value="pt">
            <text:p>pt</text:p>
          </table:table-cell>
          <table:table-cell office:value-type="float" office:value="239">
            <text:p>239</text:p>
          </table:table-cell>
          <table:table-cell table:formula="of:=+[.L40]" office:value-type="string" office:string-value="pvem">
            <text:p>pvem</text:p>
          </table:table-cell>
          <table:table-cell office:value-type="float" office:value="194">
            <text:p>194</text:p>
          </table:table-cell>
          <table:table-cell table:formula="of:=+[.N40]" office:value-type="string" office:string-value="mc">
            <text:p>mc</text:p>
          </table:table-cell>
          <table:table-cell office:value-type="float" office:value="5208">
            <text:p>5208</text:p>
          </table:table-cell>
          <table:table-cell table:formula="of:=+[.P40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40]" office:value-type="string" office:string-value="pan-pna">
            <text:p>pan-pna</text:p>
          </table:table-cell>
          <table:table-cell office:value-type="float" office:value="600">
            <text:p>600</text:p>
          </table:table-cell>
          <table:table-cell table:formula="of:=+[.T40]" office:value-type="string" office:string-value="pri-pvem">
            <text:p>pri-pvem</text:p>
          </table:table-cell>
          <table:table-cell office:value-type="float" office:value="7">
            <text:p>7</text:p>
          </table:table-cell>
          <table:table-cell office:value-type="float" office:value="882">
            <text:p>88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TIERRA BLANCA</text:p>
          </table:table-cell>
          <table:table-cell office:value-type="float" office:value="2620">
            <text:p>2620</text:p>
          </table:table-cell>
          <table:table-cell table:formula="of:=+[.D41]" office:value-type="string" office:string-value="pan">
            <text:p>pan</text:p>
          </table:table-cell>
          <table:table-cell office:value-type="float" office:value="2202">
            <text:p>2202</text:p>
          </table:table-cell>
          <table:table-cell table:formula="of:=+[.F41]" office:value-type="string" office:string-value="pri">
            <text:p>pri</text:p>
          </table:table-cell>
          <table:table-cell office:value-type="float" office:value="2254">
            <text:p>2254</text:p>
          </table:table-cell>
          <table:table-cell table:formula="of:=+[.H41]" office:value-type="string" office:string-value="prd">
            <text:p>prd</text:p>
          </table:table-cell>
          <table:table-cell office:value-type="float" office:value="182">
            <text:p>182</text:p>
          </table:table-cell>
          <table:table-cell table:formula="of:=+[.J41]" office:value-type="string" office:string-value="pt">
            <text:p>pt</text:p>
          </table:table-cell>
          <table:table-cell office:value-type="float" office:value="813">
            <text:p>813</text:p>
          </table:table-cell>
          <table:table-cell table:formula="of:=+[.L41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41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41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41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41]" office:value-type="string" office:string-value="pri-pvem">
            <text:p>pri-pvem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URIANGATO</text:p>
          </table:table-cell>
          <table:table-cell office:value-type="float" office:value="8197">
            <text:p>8197</text:p>
          </table:table-cell>
          <table:table-cell table:formula="of:=+[.D42]" office:value-type="string" office:string-value="pan">
            <text:p>pan</text:p>
          </table:table-cell>
          <table:table-cell office:value-type="float" office:value="8351">
            <text:p>8351</text:p>
          </table:table-cell>
          <table:table-cell table:formula="of:=+[.F42]" office:value-type="string" office:string-value="pri">
            <text:p>pri</text:p>
          </table:table-cell>
          <table:table-cell office:value-type="float" office:value="880">
            <text:p>880</text:p>
          </table:table-cell>
          <table:table-cell table:formula="of:=+[.H42]" office:value-type="string" office:string-value="prd">
            <text:p>prd</text:p>
          </table:table-cell>
          <table:table-cell office:value-type="float" office:value="116">
            <text:p>116</text:p>
          </table:table-cell>
          <table:table-cell table:formula="of:=+[.J42]" office:value-type="string" office:string-value="pt">
            <text:p>pt</text:p>
          </table:table-cell>
          <table:table-cell office:value-type="float" office:value="6115">
            <text:p>6115</text:p>
          </table:table-cell>
          <table:table-cell table:formula="of:=+[.L42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42]" office:value-type="string" office:string-value="mc">
            <text:p>mc</text:p>
          </table:table-cell>
          <table:table-cell office:value-type="float" office:value="159">
            <text:p>159</text:p>
          </table:table-cell>
          <table:table-cell table:formula="of:=+[.P42]" office:value-type="string" office:string-value="pna">
            <text:p>pna</text:p>
          </table:table-cell>
          <table:table-cell office:value-type="float" office:value="164">
            <text:p>164</text:p>
          </table:table-cell>
          <table:table-cell table:formula="of:=+[.R42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42]" office:value-type="string" office:string-value="pri-pvem">
            <text:p>pri-pvem</text:p>
          </table:table-cell>
          <table:table-cell office:value-type="float" office:value="7">
            <text:p>7</text:p>
          </table:table-cell>
          <table:table-cell office:value-type="float" office:value="956">
            <text:p>95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VALLE DE SANTIAGO</text:p>
          </table:table-cell>
          <table:table-cell office:value-type="float" office:value="22858">
            <text:p>22858</text:p>
          </table:table-cell>
          <table:table-cell table:formula="of:=+[.D43]" office:value-type="string" office:string-value="pan">
            <text:p>pan</text:p>
          </table:table-cell>
          <table:table-cell office:value-type="float" office:value="2929">
            <text:p>2929</text:p>
          </table:table-cell>
          <table:table-cell table:formula="of:=+[.F43]" office:value-type="string" office:string-value="pri">
            <text:p>pri</text:p>
          </table:table-cell>
          <table:table-cell office:value-type="float" office:value="21488">
            <text:p>21488</text:p>
          </table:table-cell>
          <table:table-cell table:formula="of:=+[.H43]" office:value-type="string" office:string-value="prd">
            <text:p>prd</text:p>
          </table:table-cell>
          <table:table-cell office:value-type="float" office:value="1270">
            <text:p>1270</text:p>
          </table:table-cell>
          <table:table-cell table:formula="of:=+[.J43]" office:value-type="string" office:string-value="pt">
            <text:p>pt</text:p>
          </table:table-cell>
          <table:table-cell office:value-type="float" office:value="1945">
            <text:p>1945</text:p>
          </table:table-cell>
          <table:table-cell table:formula="of:=+[.L43]" office:value-type="string" office:string-value="pvem">
            <text:p>pvem</text:p>
          </table:table-cell>
          <table:table-cell office:value-type="float" office:value="612">
            <text:p>612</text:p>
          </table:table-cell>
          <table:table-cell table:formula="of:=+[.N43]" office:value-type="string" office:string-value="mc">
            <text:p>mc</text:p>
          </table:table-cell>
          <table:table-cell office:value-type="float" office:value="2576">
            <text:p>2576</text:p>
          </table:table-cell>
          <table:table-cell table:formula="of:=+[.P43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43]" office:value-type="string" office:string-value="pan-pna">
            <text:p>pan-pna</text:p>
          </table:table-cell>
          <table:table-cell office:value-type="float" office:value="729">
            <text:p>729</text:p>
          </table:table-cell>
          <table:table-cell table:formula="of:=+[.T43]" office:value-type="string" office:string-value="pri-pvem">
            <text:p>pri-pvem</text:p>
          </table:table-cell>
          <table:table-cell office:value-type="float" office:value="40">
            <text:p>40</text:p>
          </table:table-cell>
          <table:table-cell office:value-type="float" office:value="4083">
            <text:p>408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VICTORIA</text:p>
          </table:table-cell>
          <table:table-cell office:value-type="float" office:value="3546">
            <text:p>3546</text:p>
          </table:table-cell>
          <table:table-cell table:formula="of:=+[.D44]" office:value-type="string" office:string-value="pan">
            <text:p>pan</text:p>
          </table:table-cell>
          <table:table-cell office:value-type="float" office:value="3183">
            <text:p>3183</text:p>
          </table:table-cell>
          <table:table-cell table:formula="of:=+[.F44]" office:value-type="string" office:string-value="pri">
            <text:p>pri</text:p>
          </table:table-cell>
          <table:table-cell office:value-type="float" office:value="1773">
            <text:p>1773</text:p>
          </table:table-cell>
          <table:table-cell table:formula="of:=+[.H44]" office:value-type="string" office:string-value="prd">
            <text:p>prd</text:p>
          </table:table-cell>
          <table:table-cell office:value-type="float" office:value="55">
            <text:p>55</text:p>
          </table:table-cell>
          <table:table-cell table:formula="of:=+[.J44]" office:value-type="string" office:string-value="pt">
            <text:p>pt</text:p>
          </table:table-cell>
          <table:table-cell office:value-type="float" office:value="100">
            <text:p>100</text:p>
          </table:table-cell>
          <table:table-cell table:formula="of:=+[.L44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44]" office:value-type="string" office:string-value="mc">
            <text:p>mc</text:p>
          </table:table-cell>
          <table:table-cell office:value-type="float" office:value="133">
            <text:p>133</text:p>
          </table:table-cell>
          <table:table-cell table:formula="of:=+[.P44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44]" office:value-type="string" office:string-value="pan-pna">
            <text:p>pan-pna</text:p>
          </table:table-cell>
          <table:table-cell office:value-type="float" office:value="333">
            <text:p>333</text:p>
          </table:table-cell>
          <table:table-cell table:formula="of:=+[.T44]" office:value-type="string" office:string-value="pri-pvem">
            <text:p>pri-pvem</text:p>
          </table:table-cell>
          <table:table-cell office:value-type="float" office:value="3">
            <text:p>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VILLAGRÁN</text:p>
          </table:table-cell>
          <table:table-cell office:value-type="float" office:value="5120">
            <text:p>5120</text:p>
          </table:table-cell>
          <table:table-cell table:formula="of:=+[.D45]" office:value-type="string" office:string-value="pan">
            <text:p>pan</text:p>
          </table:table-cell>
          <table:table-cell office:value-type="float" office:value="4817">
            <text:p>4817</text:p>
          </table:table-cell>
          <table:table-cell table:formula="of:=+[.F45]" office:value-type="string" office:string-value="pri">
            <text:p>pri</text:p>
          </table:table-cell>
          <table:table-cell office:value-type="float" office:value="3475">
            <text:p>3475</text:p>
          </table:table-cell>
          <table:table-cell table:formula="of:=+[.H45]" office:value-type="string" office:string-value="prd">
            <text:p>prd</text:p>
          </table:table-cell>
          <table:table-cell office:value-type="float" office:value="1629">
            <text:p>1629</text:p>
          </table:table-cell>
          <table:table-cell table:formula="of:=+[.J45]" office:value-type="string" office:string-value="pt">
            <text:p>pt</text:p>
          </table:table-cell>
          <table:table-cell office:value-type="float" office:value="5869">
            <text:p>5869</text:p>
          </table:table-cell>
          <table:table-cell table:formula="of:=+[.L45]" office:value-type="string" office:string-value="pvem">
            <text:p>pvem</text:p>
          </table:table-cell>
          <table:table-cell office:value-type="float" office:value="215">
            <text:p>215</text:p>
          </table:table-cell>
          <table:table-cell table:formula="of:=+[.N45]" office:value-type="string" office:string-value="mc">
            <text:p>mc</text:p>
          </table:table-cell>
          <table:table-cell office:value-type="float" office:value="3084">
            <text:p>3084</text:p>
          </table:table-cell>
          <table:table-cell table:formula="of:=+[.P45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45]" office:value-type="string" office:string-value="pan-pna">
            <text:p>pan-pna</text:p>
          </table:table-cell>
          <table:table-cell office:value-type="float" office:value="0">
            <text:p>0</text:p>
          </table:table-cell>
          <table:table-cell table:formula="of:=+[.T45]" office:value-type="string" office:string-value="pri-pvem">
            <text:p>pri-pvem</text:p>
          </table:table-cell>
          <table:table-cell office:value-type="float" office:value="6">
            <text:p>6</text:p>
          </table:table-cell>
          <table:table-cell office:value-type="float" office:value="1112">
            <text:p>111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XICHÚ</text:p>
          </table:table-cell>
          <table:table-cell office:value-type="float" office:value="2989">
            <text:p>2989</text:p>
          </table:table-cell>
          <table:table-cell table:formula="of:=+[.D46]" office:value-type="string" office:string-value="pan">
            <text:p>pan</text:p>
          </table:table-cell>
          <table:table-cell office:value-type="float" office:value="2670">
            <text:p>2670</text:p>
          </table:table-cell>
          <table:table-cell table:formula="of:=+[.F46]" office:value-type="string" office:string-value="pri">
            <text:p>pri</text:p>
          </table:table-cell>
          <table:table-cell office:value-type="float" office:value="31">
            <text:p>31</text:p>
          </table:table-cell>
          <table:table-cell table:formula="of:=+[.H46]" office:value-type="string" office:string-value="prd">
            <text:p>prd</text:p>
          </table:table-cell>
          <table:table-cell office:value-type="float" office:value="0">
            <text:p>0</text:p>
          </table:table-cell>
          <table:table-cell table:formula="of:=+[.J46]" office:value-type="string" office:string-value="pt">
            <text:p>pt</text:p>
          </table:table-cell>
          <table:table-cell office:value-type="float" office:value="32">
            <text:p>32</text:p>
          </table:table-cell>
          <table:table-cell table:formula="of:=+[.L46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46]" office:value-type="string" office:string-value="mc">
            <text:p>mc</text:p>
          </table:table-cell>
          <table:table-cell office:value-type="float" office:value="0">
            <text:p>0</text:p>
          </table:table-cell>
          <table:table-cell table:formula="of:=+[.P46]" office:value-type="string" office:string-value="pna">
            <text:p>pna</text:p>
          </table:table-cell>
          <table:table-cell office:value-type="float" office:value="0">
            <text:p>0</text:p>
          </table:table-cell>
          <table:table-cell table:formula="of:=+[.R46]" office:value-type="string" office:string-value="pan-pna">
            <text:p>pan-pna</text:p>
          </table:table-cell>
          <table:table-cell office:value-type="float" office:value="144">
            <text:p>144</text:p>
          </table:table-cell>
          <table:table-cell table:formula="of:=+[.T46]" office:value-type="string" office:string-value="pri-pvem">
            <text:p>pri-pvem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YURIRIA</text:p>
          </table:table-cell>
          <table:table-cell office:value-type="float" office:value="13411">
            <text:p>13411</text:p>
          </table:table-cell>
          <table:table-cell table:formula="of:=+[.D47]" office:value-type="string" office:string-value="pan">
            <text:p>pan</text:p>
          </table:table-cell>
          <table:table-cell office:value-type="float" office:value="5057">
            <text:p>5057</text:p>
          </table:table-cell>
          <table:table-cell table:formula="of:=+[.F47]" office:value-type="string" office:string-value="pri">
            <text:p>pri</text:p>
          </table:table-cell>
          <table:table-cell office:value-type="float" office:value="1838">
            <text:p>1838</text:p>
          </table:table-cell>
          <table:table-cell table:formula="of:=+[.H47]" office:value-type="string" office:string-value="prd">
            <text:p>prd</text:p>
          </table:table-cell>
          <table:table-cell office:value-type="float" office:value="2788">
            <text:p>2788</text:p>
          </table:table-cell>
          <table:table-cell table:formula="of:=+[.J47]" office:value-type="string" office:string-value="pt">
            <text:p>pt</text:p>
          </table:table-cell>
          <table:table-cell office:value-type="float" office:value="5868">
            <text:p>5868</text:p>
          </table:table-cell>
          <table:table-cell table:formula="of:=+[.L47]" office:value-type="string" office:string-value="pvem">
            <text:p>pvem</text:p>
          </table:table-cell>
          <table:table-cell office:value-type="float" office:value="0">
            <text:p>0</text:p>
          </table:table-cell>
          <table:table-cell table:formula="of:=+[.N47]" office:value-type="string" office:string-value="mc">
            <text:p>mc</text:p>
          </table:table-cell>
          <table:table-cell office:value-type="float" office:value="361">
            <text:p>361</text:p>
          </table:table-cell>
          <table:table-cell table:formula="of:=+[.P47]" office:value-type="string" office:string-value="pna">
            <text:p>pna</text:p>
          </table:table-cell>
          <table:table-cell office:value-type="float" office:value="381">
            <text:p>381</text:p>
          </table:table-cell>
          <table:table-cell table:formula="of:=+[.R47]" office:value-type="string" office:string-value="pan-pna">
            <text:p>pan-pna</text:p>
          </table:table-cell>
          <table:table-cell office:value-type="float" office:value="1189">
            <text:p>1189</text:p>
          </table:table-cell>
          <table:table-cell table:formula="of:=+[.T47]" office:value-type="string" office:string-value="pri-pvem">
            <text:p>pri-pvem</text:p>
          </table:table-cell>
          <table:table-cell office:value-type="float" office:value="10">
            <text:p>10</text:p>
          </table:table-cell>
          <table:table-cell office:value-type="float" office:value="1379">
            <text:p>1379</text:p>
          </table:table-cell>
        </table:table-row>
        <table:table-row table:style-name="ro2" table:number-rows-repeated="1048527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V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1-13T12:15:11</meta:creation-date>
    <dc:date>2014-01-13T12:21:38</dc:date>
    <dc:creator>Eric Magar</dc:creator>
    <meta:editing-duration>PT2M49S</meta:editing-duration>
    <meta:editing-cycles>2</meta:editing-cycles>
    <meta:generator>LibreOffice/3.5$Linux_X86_64 LibreOffice_project/350m1$Build-2</meta:generator>
    <meta:document-statistic meta:table-count="3" meta:cell-count="1026" meta:object-count="0"/>
  </office:meta>
</office:document-meta>
</file>